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0.9591in"/>
    </style:style>
    <style:style style:name="co14" style:family="table-column">
      <style:table-column-properties fo:break-before="auto" style:column-width="0.1925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19">
            <text:p>1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36">
            <text:p>3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047">
            <text:p>4.7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924">
            <text:p>192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189">
            <text:p>218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749">
            <text:p>274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17">
            <text:p>2020-10-1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9 - 1.16)">
            <text:p>(0.89 - 1.1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5">
            <text:p>0.9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5" table:number-columns-repeated="3" table:default-cell-style-name="Default"/>
        <table:table-column table:style-name="co13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42">
            <text:p>142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19.875">
            <text:p>19.87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0.139964788732394">
            <text:p>0.1399647887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1.52827343904979">
            <text:p>1.528273439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5.29130588563468">
            <text:p>5.291305885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765625">
            <text:p>0.0976562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6048889160156">
            <text:p>1.3604888916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43901937028795">
            <text:p>7.439019370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3.5">
            <text:p>13.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37704918032787">
            <text:p>0.0737704918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6886320881483">
            <text:p>1.2688632088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9.73845774856856">
            <text:p>9.738457748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6">
            <text:p>246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875">
            <text:p>14.87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604674796747968">
            <text:p>0.0604674797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88025584143">
            <text:p>1.2188025584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1.8063224995934">
            <text:p>11.806322499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10">
            <text:p>210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0952380952381">
            <text:p>0.013095238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616944444444">
            <text:p>1.0461694444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5">
            <text:p>155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0225806451612903">
            <text:p>0.0225806452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08003163371488">
            <text:p>1.0800316337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31.0418017960905">
            <text:p>31.041801796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1.625">
            <text:p>1.625</text:p>
          </table:table-cell>
          <table:table-cell office:value-type="float" office:value="13.5">
            <text:p>13.5</text:p>
          </table:table-cell>
          <table:table-cell office:value-type="float" office:value="0.25">
            <text:p>0.25</text:p>
          </table:table-cell>
          <table:table-cell office:value-type="float" office:value="0.0184659090909091">
            <text:p>0.0184659091</text:p>
          </table:table-cell>
          <table:table-cell office:value-type="float" office:value="0.0737704918032787">
            <text:p>0.0737704918</text:p>
          </table:table-cell>
          <table:table-cell office:value-type="float" office:value="1.9975">
            <text:p>1.9975</text:p>
          </table:table-cell>
          <table:table-cell office:value-type="float" office:value="1.06529902182335">
            <text:p>1.0652990218</text:p>
          </table:table-cell>
          <table:table-cell office:value-type="float" office:value="1.26886320881483">
            <text:p>1.2688632088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9.73845774856856">
            <text:p>9.738457748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238">
            <text:p>238</text:p>
          </table:table-cell>
          <table:table-cell office:value-type="float" office:value="9.625">
            <text:p>9.625</text:p>
          </table:table-cell>
          <table:table-cell office:value-type="float" office:value="2.875">
            <text:p>2.875</text:p>
          </table:table-cell>
          <table:table-cell office:value-type="float" office:value="14.625">
            <text:p>14.625</text:p>
          </table:table-cell>
          <table:table-cell office:value-type="float" office:value="0.320833333333333">
            <text:p>0.3208333333</text:p>
          </table:table-cell>
          <table:table-cell office:value-type="float" office:value="0.0273809523809524">
            <text:p>0.0273809524</text:p>
          </table:table-cell>
          <table:table-cell office:value-type="float" office:value="0.0614495798319328">
            <text:p>0.0614495798</text:p>
          </table:table-cell>
          <table:table-cell office:value-type="float" office:value="2.32466736111111">
            <text:p>2.3246673611</text:p>
          </table:table-cell>
          <table:table-cell office:value-type="float" office:value="1.09730277777778">
            <text:p>1.0973027778</text:p>
          </table:table-cell>
          <table:table-cell office:value-type="float" office:value="1.22247458910035">
            <text:p>1.2224745891</text:p>
          </table:table-cell>
          <table:table-cell office:value-type="float" office:value="2.49097994657408">
            <text:p>2.4909799466</text:p>
          </table:table-cell>
          <table:table-cell office:value-type="float" office:value="25.6599537961926">
            <text:p>25.6599537962</text:p>
          </table:table-cell>
          <table:table-cell office:value-type="float" office:value="11.623062717774">
            <text:p>11.623062717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210">
            <text:p>210</text:p>
          </table:table-cell>
          <table:table-cell office:value-type="float" office:value="8.75">
            <text:p>8.75</text:p>
          </table:table-cell>
          <table:table-cell office:value-type="float" office:value="14.625">
            <text:p>14.62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49234693877551">
            <text:p>0.1492346939</text:p>
          </table:table-cell>
          <table:table-cell office:value-type="float" office:value="0.0130952380952381">
            <text:p>0.0130952381</text:p>
          </table:table-cell>
          <table:table-cell office:value-type="float" office:value="1.57262559453032">
            <text:p>1.5726255945</text:p>
          </table:table-cell>
          <table:table-cell office:value-type="float" office:value="1.56597257653061">
            <text:p>1.5659725765</text:p>
          </table:table-cell>
          <table:table-cell office:value-type="float" office:value="1.04616944444444">
            <text:p>1.0461694444</text:p>
          </table:table-cell>
          <table:table-cell office:value-type="float" office:value="4.93303560640243">
            <text:p>4.9330356064</text:p>
          </table:table-cell>
          <table:table-cell office:value-type="float" office:value="4.98322020943401">
            <text:p>4.98322020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8">
            <text:p>1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1.375">
            <text:p>31.375</text:p>
          </table:table-cell>
          <table:table-cell office:value-type="float" office:value="0.114285714285714">
            <text:p>0.1142857143</text:p>
          </table:table-cell>
          <table:table-cell office:value-type="float" office:value="0">
            <text:p>0</text:p>
          </table:table-cell>
          <table:table-cell office:value-type="float" office:value="0.16688829787234">
            <text:p>0.1668882979</text:p>
          </table:table-cell>
          <table:table-cell office:value-type="float" office:value="1.4256">
            <text:p>1.4256</text:p>
          </table:table-cell>
          <table:table-cell office:value-type="float" office:value="1">
            <text:p>1</text:p>
          </table:table-cell>
          <table:table-cell office:value-type="float" office:value="1.63869838232798">
            <text:p>1.6386983823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4910220615052">
            <text:p>4.491022061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1">
            <text:p>111</text:p>
          </table:table-cell>
          <table:table-cell office:value-type="float" office:value="216">
            <text:p>216</text:p>
          </table:table-cell>
          <table:table-cell office:value-type="float" office:value="1.25">
            <text:p>1.25</text:p>
          </table:table-cell>
          <table:table-cell office:value-type="float" office:value="-1.5">
            <text:p>-1.5</text:p>
          </table:table-cell>
          <table:table-cell office:value-type="float" office:value="54.375">
            <text:p>54.375</text:p>
          </table:table-cell>
          <table:table-cell office:value-type="float" office:value="0.0178571428571429">
            <text:p>0.0178571429</text:p>
          </table:table-cell>
          <table:table-cell office:value-type="float" office:value="-0.0135135135135135">
            <text:p>-0.0135135135</text:p>
          </table:table-cell>
          <table:table-cell office:value-type="float" office:value="0.251736111111111">
            <text:p>0.2517361111</text:p>
          </table:table-cell>
          <table:table-cell office:value-type="float" office:value="1.063125">
            <text:p>1.063125</text:p>
          </table:table-cell>
          <table:table-cell office:value-type="float" office:value="0.953060628195763">
            <text:p>0.9530606282</text:p>
          </table:table-cell>
          <table:table-cell office:value-type="float" office:value="2.00528368537809">
            <text:p>2.0052836854</text:p>
          </table:table-cell>
          <table:table-cell table:number-columns-repeated="2" office:value-type="float" office:value="0">
            <text:p>0</text:p>
          </table:table-cell>
          <table:table-cell office:value-type="float" office:value="3.08708244870521">
            <text:p>3.087082448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99">
            <text:p>299</text:p>
          </table:table-cell>
          <table:table-cell office:value-type="float" office:value="2.5">
            <text:p>2.5</text:p>
          </table:table-cell>
          <table:table-cell office:value-type="float" office:value="-2">
            <text:p>-2</text:p>
          </table:table-cell>
          <table:table-cell office:value-type="float" office:value="73.5">
            <text:p>73.5</text:p>
          </table:table-cell>
          <table:table-cell office:value-type="float" office:value="0.03125">
            <text:p>0.03125</text:p>
          </table:table-cell>
          <table:table-cell office:value-type="float" office:value="-0.0151515151515152">
            <text:p>-0.0151515152</text:p>
          </table:table-cell>
          <table:table-cell office:value-type="float" office:value="0.245819397993311">
            <text:p>0.245819398</text:p>
          </table:table-cell>
          <table:table-cell office:value-type="float" office:value="1.1112890625">
            <text:p>1.1112890625</text:p>
          </table:table-cell>
          <table:table-cell office:value-type="float" office:value="0.947419651056015">
            <text:p>0.9474196511</text:p>
          </table:table-cell>
          <table:table-cell office:value-type="float" office:value="1.97880515877898">
            <text:p>1.9788051588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3.15362962388757">
            <text:p>3.153629623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68">
            <text:p>368</text:p>
          </table:table-cell>
          <table:table-cell office:value-type="float" office:value="8">
            <text:p>8</text:p>
          </table:table-cell>
          <table:table-cell office:value-type="float" office:value="1.625">
            <text:p>1.625</text:p>
          </table:table-cell>
          <table:table-cell office:value-type="float" office:value="51">
            <text:p>51</text:p>
          </table:table-cell>
          <table:table-cell office:value-type="float" office:value="0.114285714285714">
            <text:p>0.1142857143</text:p>
          </table:table-cell>
          <table:table-cell office:value-type="float" office:value="0.013">
            <text:p>0.013</text:p>
          </table:table-cell>
          <table:table-cell office:value-type="float" office:value="0.138586956521739">
            <text:p>0.1385869565</text:p>
          </table:table-cell>
          <table:table-cell office:value-type="float" office:value="1.4256">
            <text:p>1.4256</text:p>
          </table:table-cell>
          <table:table-cell office:value-type="float" office:value="1.04583124">
            <text:p>1.04583124</text:p>
          </table:table-cell>
          <table:table-cell office:value-type="float" office:value="1.52269878308129">
            <text:p>1.5226987831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5.3406114433459">
            <text:p>5.340611443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06">
            <text:p>406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8.375">
            <text:p>48.375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19150246305419">
            <text:p>0.1191502463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4485155321046">
            <text:p>1.4448515532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6.15749398128907">
            <text:p>6.157493981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90">
            <text:p>590</text:p>
          </table:table-cell>
          <table:table-cell office:value-type="float" office:value="1.25">
            <text:p>1.25</text:p>
          </table:table-cell>
          <table:table-cell office:value-type="float" office:value="25.875">
            <text:p>25.875</text:p>
          </table:table-cell>
          <table:table-cell office:value-type="float" office:value="53.25">
            <text:p>53.25</text:p>
          </table:table-cell>
          <table:table-cell office:value-type="float" office:value="0.0178571428571429">
            <text:p>0.0178571429</text:p>
          </table:table-cell>
          <table:table-cell office:value-type="float" office:value="0.207">
            <text:p>0.207</text:p>
          </table:table-cell>
          <table:table-cell office:value-type="float" office:value="0.0902542372881356">
            <text:p>0.0902542373</text:p>
          </table:table-cell>
          <table:table-cell office:value-type="float" office:value="1.063125">
            <text:p>1.063125</text:p>
          </table:table-cell>
          <table:table-cell office:value-type="float" office:value="1.80848404">
            <text:p>1.80848404</text:p>
          </table:table-cell>
          <table:table-cell office:value-type="float" office:value="1.33185565211146">
            <text:p>1.3318556521</text:p>
          </table:table-cell>
          <table:table-cell office:value-type="float" office:value="0">
            <text:p>0</text:p>
          </table:table-cell>
          <table:table-cell office:value-type="float" office:value="3.68424982630459">
            <text:p>3.6842498263</text:p>
          </table:table-cell>
          <table:table-cell office:value-type="float" office:value="8.02152351330986">
            <text:p>8.021523513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5">
            <text:p>165</text:p>
          </table:table-cell>
          <table:table-cell office:value-type="float" office:value="770">
            <text:p>770</text:p>
          </table:table-cell>
          <table:table-cell office:value-type="float" office:value="2.5">
            <text:p>2.5</text:p>
          </table:table-cell>
          <table:table-cell office:value-type="float" office:value="37.5">
            <text:p>37.5</text:p>
          </table:table-cell>
          <table:table-cell office:value-type="float" office:value="32.375">
            <text:p>32.375</text:p>
          </table:table-cell>
          <table:table-cell office:value-type="float" office:value="0.03125">
            <text:p>0.03125</text:p>
          </table:table-cell>
          <table:table-cell office:value-type="float" office:value="0.227272727272727">
            <text:p>0.2272727273</text:p>
          </table:table-cell>
          <table:table-cell office:value-type="float" office:value="0.0420454545454545">
            <text:p>0.0420454545</text:p>
          </table:table-cell>
          <table:table-cell office:value-type="float" office:value="1.1112890625">
            <text:p>1.1112890625</text:p>
          </table:table-cell>
          <table:table-cell office:value-type="float" office:value="1.89669421487603">
            <text:p>1.8966942149</text:p>
          </table:table-cell>
          <table:table-cell office:value-type="float" office:value="1.15062401859504">
            <text:p>1.1506240186</text:p>
          </table:table-cell>
          <table:table-cell office:value-type="float" office:value="22.5255059555446">
            <text:p>22.5255059555</text:p>
          </table:table-cell>
          <table:table-cell office:value-type="float" office:value="3.38460005624298">
            <text:p>3.3846000562</text:p>
          </table:table-cell>
          <table:table-cell office:value-type="float" office:value="16.8298573588007">
            <text:p>16.829857358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125">
            <text:p>41.125</text:p>
          </table:table-cell>
          <table:table-cell office:value-type="float" office:value="98.375">
            <text:p>98.375</text:p>
          </table:table-cell>
          <table:table-cell office:value-type="float" office:value="0.112847222222222">
            <text:p>0.1128472222</text:p>
          </table:table-cell>
          <table:table-cell office:value-type="float" office:value="0.205625">
            <text:p>0.205625</text:p>
          </table:table-cell>
          <table:table-cell office:value-type="float" office:value="0.171684118673647">
            <text:p>0.1716841187</text:p>
          </table:table-cell>
          <table:table-cell office:value-type="float" office:value="1.41992488908179">
            <text:p>1.4199248891</text:p>
          </table:table-cell>
          <table:table-cell office:value-type="float" office:value="1.802559515625">
            <text:p>1.8025595156</text:p>
          </table:table-cell>
          <table:table-cell office:value-type="float" office:value="1.65866627110307">
            <text:p>1.6586662711</text:p>
          </table:table-cell>
          <table:table-cell office:value-type="float" office:value="6.48274912163615">
            <text:p>6.4827491216</text:p>
          </table:table-cell>
          <table:table-cell office:value-type="float" office:value="3.70670698376348">
            <text:p>3.7067069838</text:p>
          </table:table-cell>
          <table:table-cell office:value-type="float" office:value="4.37476556235505">
            <text:p>4.3747655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128">
            <text:p>1128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98.5">
            <text:p>98.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7322695035461">
            <text:p>0.087322695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205749286379">
            <text:p>1.320574928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27950508600182">
            <text:p>8.27950508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348">
            <text:p>1348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13">
            <text:p>113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38278931750742">
            <text:p>0.0838278932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30717077283414">
            <text:p>1.3071707728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61061808082303">
            <text:p>8.610618080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5">
            <text:p>355</text:p>
          </table:table-cell>
          <table:table-cell office:value-type="float" office:value="1111">
            <text:p>1111</text:p>
          </table:table-cell>
          <table:table-cell office:value-type="float" office:value="31">
            <text:p>31</text:p>
          </table:table-cell>
          <table:table-cell office:value-type="float" office:value="53.125">
            <text:p>53.125</text:p>
          </table:table-cell>
          <table:table-cell office:value-type="float" office:value="113.25">
            <text:p>113.25</text:p>
          </table:table-cell>
          <table:table-cell office:value-type="float" office:value="0.254098360655738">
            <text:p>0.2540983607</text:p>
          </table:table-cell>
          <table:table-cell office:value-type="float" office:value="0.149647887323944">
            <text:p>0.1496478873</text:p>
          </table:table-cell>
          <table:table-cell office:value-type="float" office:value="0.101935193519352">
            <text:p>0.1019351935</text:p>
          </table:table-cell>
          <table:table-cell office:value-type="float" office:value="2.01589357699543">
            <text:p>2.015893577</text:p>
          </table:table-cell>
          <table:table-cell office:value-type="float" office:value="1.56766080638762">
            <text:p>1.5676608064</text:p>
          </table:table-cell>
          <table:table-cell office:value-type="float" office:value="1.37713911332627">
            <text:p>1.3771391133</text:p>
          </table:table-cell>
          <table:table-cell office:value-type="float" office:value="3.06137594859294">
            <text:p>3.0613759486</text:p>
          </table:table-cell>
          <table:table-cell office:value-type="float" office:value="4.97037502300907">
            <text:p>4.970375023</text:p>
          </table:table-cell>
          <table:table-cell office:value-type="float" office:value="7.1408485588704">
            <text:p>7.1408485589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1053">
            <text:p>1053</text:p>
          </table:table-cell>
          <table:table-cell office:value-type="float" office:value="34.75">
            <text:p>34.75</text:p>
          </table:table-cell>
          <table:table-cell office:value-type="float" office:value="58.125">
            <text:p>58.125</text:p>
          </table:table-cell>
          <table:table-cell office:value-type="float" office:value="86.125">
            <text:p>86.125</text:p>
          </table:table-cell>
          <table:table-cell office:value-type="float" office:value="0.224193548387097">
            <text:p>0.2241935484</text:p>
          </table:table-cell>
          <table:table-cell office:value-type="float" office:value="0.161458333333333">
            <text:p>0.1614583333</text:p>
          </table:table-cell>
          <table:table-cell office:value-type="float" office:value="0.0817901234567901">
            <text:p>0.0817901235</text:p>
          </table:table-cell>
          <table:table-cell office:value-type="float" office:value="1.8831924037461">
            <text:p>1.8831924037</text:p>
          </table:table-cell>
          <table:table-cell office:value-type="float" office:value="1.61619900173611">
            <text:p>1.6161990017</text:p>
          </table:table-cell>
          <table:table-cell office:value-type="float" office:value="1.29937709571712">
            <text:p>1.2993770957</text:p>
          </table:table-cell>
          <table:table-cell office:value-type="float" office:value="3.42663289257146">
            <text:p>3.4266328926</text:p>
          </table:table-cell>
          <table:table-cell office:value-type="float" office:value="4.63097177102587">
            <text:p>4.630971771</text:p>
          </table:table-cell>
          <table:table-cell office:value-type="float" office:value="8.81673810198697">
            <text:p>8.81673810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154">
            <text:p>1154</text:p>
          </table:table-cell>
          <table:table-cell office:value-type="float" office:value="35">
            <text:p>35</text:p>
          </table:table-cell>
          <table:table-cell office:value-type="float" office:value="83.5">
            <text:p>83.5</text:p>
          </table:table-cell>
          <table:table-cell office:value-type="float" office:value="105.25">
            <text:p>105.25</text:p>
          </table:table-cell>
          <table:table-cell office:value-type="float" office:value="0.196629213483146">
            <text:p>0.1966292135</text:p>
          </table:table-cell>
          <table:table-cell office:value-type="float" office:value="0.194186046511628">
            <text:p>0.1941860465</text:p>
          </table:table-cell>
          <table:table-cell office:value-type="float" office:value="0.0912045060658579">
            <text:p>0.0912045061</text:p>
          </table:table-cell>
          <table:table-cell office:value-type="float" office:value="1.76398182047721">
            <text:p>1.7639818205</text:p>
          </table:table-cell>
          <table:table-cell office:value-type="float" office:value="1.75355927528394">
            <text:p>1.7535592753</text:p>
          </table:table-cell>
          <table:table-cell office:value-type="float" office:value="1.33551956460687">
            <text:p>1.3355195646</text:p>
          </table:table-cell>
          <table:table-cell office:value-type="float" office:value="3.86135884870175">
            <text:p>3.8613588487</text:p>
          </table:table-cell>
          <table:table-cell office:value-type="float" office:value="3.90582864761623">
            <text:p>3.9058286476</text:p>
          </table:table-cell>
          <table:table-cell office:value-type="float" office:value="7.94145514712679">
            <text:p>7.941455147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85">
            <text:p>485</text:p>
          </table:table-cell>
          <table:table-cell office:value-type="float" office:value="1387">
            <text:p>1387</text:p>
          </table:table-cell>
          <table:table-cell office:value-type="float" office:value="37.875">
            <text:p>37.875</text:p>
          </table:table-cell>
          <table:table-cell office:value-type="float" office:value="18.75">
            <text:p>18.75</text:p>
          </table:table-cell>
          <table:table-cell office:value-type="float" office:value="51.625">
            <text:p>51.625</text:p>
          </table:table-cell>
          <table:table-cell office:value-type="float" office:value="0.150297619047619">
            <text:p>0.150297619</text:p>
          </table:table-cell>
          <table:table-cell office:value-type="float" office:value="0.038659793814433">
            <text:p>0.0386597938</text:p>
          </table:table-cell>
          <table:table-cell office:value-type="float" office:value="0.0372206200432588">
            <text:p>0.03722062</text:p>
          </table:table-cell>
          <table:table-cell office:value-type="float" office:value="1.57031684027778">
            <text:p>1.5703168403</text:p>
          </table:table-cell>
          <table:table-cell office:value-type="float" office:value="1.13823865447975">
            <text:p>1.1382386545</text:p>
          </table:table-cell>
          <table:table-cell office:value-type="float" office:value="1.13298750428196">
            <text:p>1.1329875043</text:p>
          </table:table-cell>
          <table:table-cell office:value-type="float" office:value="4.95031906453277">
            <text:p>4.9503190645</text:p>
          </table:table-cell>
          <table:table-cell office:value-type="float" office:value="18.2737897199839">
            <text:p>18.27378972</text:p>
          </table:table-cell>
          <table:table-cell office:value-type="float" office:value="18.9671288744261">
            <text:p>18.967128874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441">
            <text:p>144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101.125">
            <text:p>101.12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70176960444136">
            <text:p>0.0701769604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5527198087774">
            <text:p>1.2552719809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2197893459025">
            <text:p>10.219789345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32">
            <text:p>332</text:p>
          </table:table-cell>
          <table:table-cell office:value-type="float" office:value="652">
            <text:p>652</text:p>
          </table:table-cell>
          <table:table-cell office:value-type="float" office:value="1575">
            <text:p>1575</text:p>
          </table:table-cell>
          <table:table-cell office:value-type="float" office:value="74.25">
            <text:p>74.25</text:p>
          </table:table-cell>
          <table:table-cell office:value-type="float" office:value="72.875">
            <text:p>72.875</text:p>
          </table:table-cell>
          <table:table-cell office:value-type="float" office:value="134.875">
            <text:p>134.875</text:p>
          </table:table-cell>
          <table:table-cell office:value-type="float" office:value="0.223644578313253">
            <text:p>0.2236445783</text:p>
          </table:table-cell>
          <table:table-cell office:value-type="float" office:value="0.111771472392638">
            <text:p>0.1117714724</text:p>
          </table:table-cell>
          <table:table-cell office:value-type="float" office:value="0.0856349206349206">
            <text:p>0.0856349206</text:p>
          </table:table-cell>
          <table:table-cell office:value-type="float" office:value="1.88078914301785">
            <text:p>1.880789143</text:p>
          </table:table-cell>
          <table:table-cell office:value-type="float" office:value="1.41568616297424">
            <text:p>1.415686163</text:p>
          </table:table-cell>
          <table:table-cell office:value-type="float" office:value="1.31409556790123">
            <text:p>1.3140955679</text:p>
          </table:table-cell>
          <table:table-cell office:value-type="float" office:value="3.43424788957348">
            <text:p>3.4342478896</text:p>
          </table:table-cell>
          <table:table-cell office:value-type="float" office:value="6.54192229606752">
            <text:p>6.5419222961</text:p>
          </table:table-cell>
          <table:table-cell office:value-type="float" office:value="8.43603983496322">
            <text:p>8.43603983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717">
            <text:p>717</text:p>
          </table:table-cell>
          <table:table-cell office:value-type="float" office:value="1612">
            <text:p>1612</text:p>
          </table:table-cell>
          <table:table-cell office:value-type="float" office:value="65.875">
            <text:p>65.875</text:p>
          </table:table-cell>
          <table:table-cell office:value-type="float" office:value="121.375">
            <text:p>121.375</text:p>
          </table:table-cell>
          <table:table-cell office:value-type="float" office:value="187.5">
            <text:p>187.5</text:p>
          </table:table-cell>
          <table:table-cell office:value-type="float" office:value="0.189295977011494">
            <text:p>0.189295977</text:p>
          </table:table-cell>
          <table:table-cell office:value-type="float" office:value="0.169281729428173">
            <text:p>0.1692817294</text:p>
          </table:table-cell>
          <table:table-cell office:value-type="float" office:value="0.116315136476427">
            <text:p>0.1163151365</text:p>
          </table:table-cell>
          <table:table-cell office:value-type="float" office:value="1.73276853468919">
            <text:p>1.7327685347</text:p>
          </table:table-cell>
          <table:table-cell office:value-type="float" office:value="1.64865240867826">
            <text:p>1.6486524087</text:p>
          </table:table-cell>
          <table:table-cell office:value-type="float" office:value="1.43362023117561">
            <text:p>1.4336202312</text:p>
          </table:table-cell>
          <table:table-cell office:value-type="float" office:value="3.99827595063463">
            <text:p>3.9982759506</text:p>
          </table:table-cell>
          <table:table-cell office:value-type="float" office:value="4.43218054153693">
            <text:p>4.4321805415</text:p>
          </table:table-cell>
          <table:table-cell office:value-type="float" office:value="6.29943646564519">
            <text:p>6.299436465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21">
            <text:p>821</text:p>
          </table:table-cell>
          <table:table-cell office:value-type="float" office:value="2146">
            <text:p>2146</text:p>
          </table:table-cell>
          <table:table-cell office:value-type="float" office:value="13.75">
            <text:p>13.75</text:p>
          </table:table-cell>
          <table:table-cell office:value-type="float" office:value="191.375">
            <text:p>191.375</text:p>
          </table:table-cell>
          <table:table-cell office:value-type="float" office:value="169.25">
            <text:p>169.25</text:p>
          </table:table-cell>
          <table:table-cell office:value-type="float" office:value="0.0376712328767123">
            <text:p>0.0376712329</text:p>
          </table:table-cell>
          <table:table-cell office:value-type="float" office:value="0.23309987819732">
            <text:p>0.2330998782</text:p>
          </table:table-cell>
          <table:table-cell office:value-type="float" office:value="0.0788676607642125">
            <text:p>0.0788676608</text:p>
          </table:table-cell>
          <table:table-cell office:value-type="float" office:value="1.13463079376994">
            <text:p>1.1346307938</text:p>
          </table:table-cell>
          <table:table-cell office:value-type="float" office:value="1.92234725799321">
            <text:p>1.922347258</text:p>
          </table:table-cell>
          <table:table-cell office:value-type="float" office:value="1.288228224187">
            <text:p>1.2882282242</text:p>
          </table:table-cell>
          <table:table-cell office:value-type="float" office:value="18.7443446228369">
            <text:p>18.7443446228</text:p>
          </table:table-cell>
          <table:table-cell office:value-type="float" office:value="3.30808537092172">
            <text:p>3.3080853709</text:p>
          </table:table-cell>
          <table:table-cell office:value-type="float" office:value="9.13092682374092">
            <text:p>9.130926823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32">
            <text:p>832</text:p>
          </table:table-cell>
          <table:table-cell office:value-type="float" office:value="2382">
            <text:p>2382</text:p>
          </table:table-cell>
          <table:table-cell office:value-type="float" office:value="52.75">
            <text:p>52.75</text:p>
          </table:table-cell>
          <table:table-cell office:value-type="float" office:value="330">
            <text:p>330</text:p>
          </table:table-cell>
          <table:table-cell office:value-type="float" office:value="195.625">
            <text:p>195.625</text:p>
          </table:table-cell>
          <table:table-cell office:value-type="float" office:value="0.154239766081871">
            <text:p>0.1542397661</text:p>
          </table:table-cell>
          <table:table-cell office:value-type="float" office:value="0.396634615384615">
            <text:p>0.3966346154</text:p>
          </table:table-cell>
          <table:table-cell office:value-type="float" office:value="0.0821263643996641">
            <text:p>0.0821263644</text:p>
          </table:table-cell>
          <table:table-cell office:value-type="float" office:value="1.58646739595089">
            <text:p>1.586467396</text:p>
          </table:table-cell>
          <table:table-cell office:value-type="float" office:value="2.69656642936391">
            <text:p>2.6965664294</text:p>
          </table:table-cell>
          <table:table-cell office:value-type="float" office:value="1.30066196526866">
            <text:p>1.3006619653</text:p>
          </table:table-cell>
          <table:table-cell office:value-type="float" office:value="4.83224987183303">
            <text:p>4.8322498718</text:p>
          </table:table-cell>
          <table:table-cell office:value-type="float" office:value="2.0748840800201">
            <text:p>2.07488408</text:p>
          </table:table-cell>
          <table:table-cell office:value-type="float" office:value="8.78202310334106">
            <text:p>8.782023103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14">
            <text:p>1014</text:p>
          </table:table-cell>
          <table:table-cell office:value-type="float" office:value="2295">
            <text:p>2295</text:p>
          </table:table-cell>
          <table:table-cell office:value-type="float" office:value="77.625">
            <text:p>77.625</text:p>
          </table:table-cell>
          <table:table-cell office:value-type="float" office:value="87.875">
            <text:p>87.875</text:p>
          </table:table-cell>
          <table:table-cell office:value-type="float" office:value="66.625">
            <text:p>66.625</text:p>
          </table:table-cell>
          <table:table-cell office:value-type="float" office:value="0.236661585365854">
            <text:p>0.2366615854</text:p>
          </table:table-cell>
          <table:table-cell office:value-type="float" office:value="0.0866617357001972">
            <text:p>0.0866617357</text:p>
          </table:table-cell>
          <table:table-cell office:value-type="float" office:value="0.0290305010893246">
            <text:p>0.0290305011</text:p>
          </table:table-cell>
          <table:table-cell office:value-type="float" office:value="1.93809261251673">
            <text:p>1.9380926125</text:p>
          </table:table-cell>
          <table:table-cell office:value-type="float" office:value="1.31803617756245">
            <text:p>1.3180361776</text:p>
          </table:table-cell>
          <table:table-cell office:value-type="float" office:value="1.10325858299989">
            <text:p>1.103258583</text:p>
          </table:table-cell>
          <table:table-cell office:value-type="float" office:value="3.26316699508412">
            <text:p>3.2631669951</text:p>
          </table:table-cell>
          <table:table-cell office:value-type="float" office:value="8.34008065289125">
            <text:p>8.3400806529</text:p>
          </table:table-cell>
          <table:table-cell office:value-type="float" office:value="24.2214351367938">
            <text:p>24.221435136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144">
            <text:p>1144</text:p>
          </table:table-cell>
          <table:table-cell office:value-type="float" office:value="2756">
            <text:p>2756</text:p>
          </table:table-cell>
          <table:table-cell office:value-type="float" office:value="97.875">
            <text:p>97.875</text:p>
          </table:table-cell>
          <table:table-cell office:value-type="float" office:value="187.75">
            <text:p>187.75</text:p>
          </table:table-cell>
          <table:table-cell office:value-type="float" office:value="93">
            <text:p>93</text:p>
          </table:table-cell>
          <table:table-cell office:value-type="float" office:value="0.271875">
            <text:p>0.271875</text:p>
          </table:table-cell>
          <table:table-cell office:value-type="float" office:value="0.164117132867133">
            <text:p>0.1641171329</text:p>
          </table:table-cell>
          <table:table-cell office:value-type="float" office:value="0.033744557329463">
            <text:p>0.0337445573</text:p>
          </table:table-cell>
          <table:table-cell office:value-type="float" office:value="2.096437890625">
            <text:p>2.0964378906</text:p>
          </table:table-cell>
          <table:table-cell office:value-type="float" office:value="1.627201454304">
            <text:p>1.6272014543</text:p>
          </table:table-cell>
          <table:table-cell office:value-type="float" office:value="1.12033779314587">
            <text:p>1.1203377931</text:p>
          </table:table-cell>
          <table:table-cell office:value-type="float" office:value="2.88220245976432">
            <text:p>2.8822024598</text:p>
          </table:table-cell>
          <table:table-cell office:value-type="float" office:value="4.56128991796741">
            <text:p>4.561289918</text:p>
          </table:table-cell>
          <table:table-cell office:value-type="float" office:value="20.8856633987512">
            <text:p>20.885663398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60">
            <text:p>1160</text:p>
          </table:table-cell>
          <table:table-cell office:value-type="float" office:value="2933">
            <text:p>2933</text:p>
          </table:table-cell>
          <table:table-cell office:value-type="float" office:value="123.125">
            <text:p>123.125</text:p>
          </table:table-cell>
          <table:table-cell office:value-type="float" office:value="24.25">
            <text:p>24.25</text:p>
          </table:table-cell>
          <table:table-cell office:value-type="float" office:value="187.875">
            <text:p>187.875</text:p>
          </table:table-cell>
          <table:table-cell office:value-type="float" office:value="0.330981182795699">
            <text:p>0.3309811828</text:p>
          </table:table-cell>
          <table:table-cell office:value-type="float" office:value="0.0209051724137931">
            <text:p>0.0209051724</text:p>
          </table:table-cell>
          <table:table-cell office:value-type="float" office:value="0.0640555744971019">
            <text:p>0.0640555745</text:p>
          </table:table-cell>
          <table:table-cell office:value-type="float" office:value="2.37314928478003">
            <text:p>2.3731492848</text:p>
          </table:table-cell>
          <table:table-cell office:value-type="float" office:value="1.07402467486623">
            <text:p>1.0740246749</text:p>
          </table:table-cell>
          <table:table-cell office:value-type="float" office:value="1.2322366193232">
            <text:p>1.2322366193</text:p>
          </table:table-cell>
          <table:table-cell office:value-type="float" office:value="2.42430016786007">
            <text:p>2.4243001679</text:p>
          </table:table-cell>
          <table:table-cell office:value-type="float" office:value="33.502109628635">
            <text:p>33.5021096286</text:p>
          </table:table-cell>
          <table:table-cell office:value-type="float" office:value="11.1640157389982">
            <text:p>11.16401573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592">
            <text:p>592</text:p>
          </table:table-cell>
          <table:table-cell office:value-type="float" office:value="1322">
            <text:p>1322</text:p>
          </table:table-cell>
          <table:table-cell office:value-type="float" office:value="3248">
            <text:p>3248</text:p>
          </table:table-cell>
          <table:table-cell office:value-type="float" office:value="84.25">
            <text:p>84.25</text:p>
          </table:table-cell>
          <table:table-cell office:value-type="float" office:value="240">
            <text:p>240</text:p>
          </table:table-cell>
          <table:table-cell office:value-type="float" office:value="249.125">
            <text:p>249.125</text:p>
          </table:table-cell>
          <table:table-cell office:value-type="float" office:value="0.142314189189189">
            <text:p>0.1423141892</text:p>
          </table:table-cell>
          <table:table-cell office:value-type="float" office:value="0.181543116490166">
            <text:p>0.1815431165</text:p>
          </table:table-cell>
          <table:table-cell office:value-type="float" office:value="0.0767010467980296">
            <text:p>0.0767010468</text:p>
          </table:table-cell>
          <table:table-cell office:value-type="float" office:value="1.53779618591353">
            <text:p>1.5377961859</text:p>
          </table:table-cell>
          <table:table-cell office:value-type="float" office:value="1.69999839787971">
            <text:p>1.6999983979</text:p>
          </table:table-cell>
          <table:table-cell office:value-type="float" office:value="1.27998444292973">
            <text:p>1.2799844429</text:p>
          </table:table-cell>
          <table:table-cell office:value-type="float" office:value="5.20943184282829">
            <text:p>5.2094318428</text:p>
          </table:table-cell>
          <table:table-cell office:value-type="float" office:value="4.15502779956474">
            <text:p>4.1550277996</text:p>
          </table:table-cell>
          <table:table-cell office:value-type="float" office:value="9.37930290623199">
            <text:p>9.379302906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70">
            <text:p>770</text:p>
          </table:table-cell>
          <table:table-cell office:value-type="float" office:value="1434">
            <text:p>1434</text:p>
          </table:table-cell>
          <table:table-cell office:value-type="float" office:value="3297">
            <text:p>3297</text:p>
          </table:table-cell>
          <table:table-cell office:value-type="float" office:value="95.5">
            <text:p>95.5</text:p>
          </table:table-cell>
          <table:table-cell office:value-type="float" office:value="146.375">
            <text:p>146.375</text:p>
          </table:table-cell>
          <table:table-cell office:value-type="float" office:value="143.5">
            <text:p>143.5</text:p>
          </table:table-cell>
          <table:table-cell office:value-type="float" office:value="0.124025974025974">
            <text:p>0.124025974</text:p>
          </table:table-cell>
          <table:table-cell office:value-type="float" office:value="0.102074616457462">
            <text:p>0.1020746165</text:p>
          </table:table-cell>
          <table:table-cell office:value-type="float" office:value="0.0435244161358811">
            <text:p>0.0435244161</text:p>
          </table:table-cell>
          <table:table-cell office:value-type="float" office:value="1.46424049586777">
            <text:p>1.4642404959</text:p>
          </table:table-cell>
          <table:table-cell office:value-type="float" office:value="1.37768284315799">
            <text:p>1.3776828432</text:p>
          </table:table-cell>
          <table:table-cell office:value-type="float" office:value="1.15604843108352">
            <text:p>1.1560484311</text:p>
          </table:table-cell>
          <table:table-cell office:value-type="float" office:value="5.92854770417372">
            <text:p>5.9285477042</text:p>
          </table:table-cell>
          <table:table-cell office:value-type="float" office:value="7.13155334898259">
            <text:p>7.131553349</text:p>
          </table:table-cell>
          <table:table-cell office:value-type="float" office:value="16.2695918941871">
            <text:p>16.269591894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12">
            <text:p>812</text:p>
          </table:table-cell>
          <table:table-cell office:value-type="float" office:value="1590">
            <text:p>1590</text:p>
          </table:table-cell>
          <table:table-cell office:value-type="float" office:value="3830">
            <text:p>3830</text:p>
          </table:table-cell>
          <table:table-cell office:value-type="float" office:value="24.75">
            <text:p>24.75</text:p>
          </table:table-cell>
          <table:table-cell office:value-type="float" office:value="117.625">
            <text:p>117.625</text:p>
          </table:table-cell>
          <table:table-cell office:value-type="float" office:value="154.25">
            <text:p>154.25</text:p>
          </table:table-cell>
          <table:table-cell office:value-type="float" office:value="0.0304802955665025">
            <text:p>0.0304802956</text:p>
          </table:table-cell>
          <table:table-cell office:value-type="float" office:value="0.0739779874213836">
            <text:p>0.0739779874</text:p>
          </table:table-cell>
          <table:table-cell office:value-type="float" office:value="0.0402741514360313">
            <text:p>0.0402741514</text:p>
          </table:table-cell>
          <table:table-cell office:value-type="float" office:value="1.10850196938169">
            <text:p>1.1085019694</text:p>
          </table:table-cell>
          <table:table-cell office:value-type="float" office:value="1.26964953151576">
            <text:p>1.2696495315</text:p>
          </table:table-cell>
          <table:table-cell office:value-type="float" office:value="1.14413866428294">
            <text:p>1.1441386643</text:p>
          </table:table-cell>
          <table:table-cell office:value-type="float" office:value="23.0856680160376">
            <text:p>23.085668016</text:p>
          </table:table-cell>
          <table:table-cell office:value-type="float" office:value="9.71209242917909">
            <text:p>9.7120924292</text:p>
          </table:table-cell>
          <table:table-cell office:value-type="float" office:value="17.5550138654014">
            <text:p>17.555013865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66">
            <text:p>866</text:p>
          </table:table-cell>
          <table:table-cell office:value-type="float" office:value="1727">
            <text:p>1727</text:p>
          </table:table-cell>
          <table:table-cell office:value-type="float" office:value="3832">
            <text:p>3832</text:p>
          </table:table-cell>
          <table:table-cell office:value-type="float" office:value="42.375">
            <text:p>42.375</text:p>
          </table:table-cell>
          <table:table-cell office:value-type="float" office:value="126">
            <text:p>126</text:p>
          </table:table-cell>
          <table:table-cell office:value-type="float" office:value="327">
            <text:p>327</text:p>
          </table:table-cell>
          <table:table-cell office:value-type="float" office:value="0.048931870669746">
            <text:p>0.0489318707</text:p>
          </table:table-cell>
          <table:table-cell office:value-type="float" office:value="0.0729588882455124">
            <text:p>0.0729588882</text:p>
          </table:table-cell>
          <table:table-cell office:value-type="float" office:value="0.0853340292275574">
            <text:p>0.0853340292</text:p>
          </table:table-cell>
          <table:table-cell office:value-type="float" office:value="1.1759544301599">
            <text:p>1.1759544302</text:p>
          </table:table-cell>
          <table:table-cell office:value-type="float" office:value="1.26578918763238">
            <text:p>1.2657891876</text:p>
          </table:table-cell>
          <table:table-cell office:value-type="float" office:value="1.3129416195231">
            <text:p>1.3129416195</text:p>
          </table:table-cell>
          <table:table-cell office:value-type="float" office:value="14.5093707939221">
            <text:p>14.5093707939</text:p>
          </table:table-cell>
          <table:table-cell office:value-type="float" office:value="9.84302360731906">
            <text:p>9.8430236073</text:p>
          </table:table-cell>
          <table:table-cell office:value-type="float" office:value="8.46459637503595">
            <text:p>8.46459637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88">
            <text:p>888</text:p>
          </table:table-cell>
          <table:table-cell office:value-type="float" office:value="1790">
            <text:p>1790</text:p>
          </table:table-cell>
          <table:table-cell office:value-type="float" office:value="4138">
            <text:p>4138</text:p>
          </table:table-cell>
          <table:table-cell office:value-type="float" office:value="86.25">
            <text:p>86.25</text:p>
          </table:table-cell>
          <table:table-cell office:value-type="float" office:value="102.625">
            <text:p>102.625</text:p>
          </table:table-cell>
          <table:table-cell office:value-type="float" office:value="135.875">
            <text:p>135.875</text:p>
          </table:table-cell>
          <table:table-cell office:value-type="float" office:value="0.0971283783783784">
            <text:p>0.0971283784</text:p>
          </table:table-cell>
          <table:table-cell office:value-type="float" office:value="0.0573324022346369">
            <text:p>0.0573324022</text:p>
          </table:table-cell>
          <table:table-cell office:value-type="float" office:value="0.0328359110681489">
            <text:p>0.0328359111</text:p>
          </table:table-cell>
          <table:table-cell office:value-type="float" office:value="1.35843981122169">
            <text:p>1.3584398112</text:p>
          </table:table-cell>
          <table:table-cell office:value-type="float" office:value="1.20710593633938">
            <text:p>1.2071059363</text:p>
          </table:table-cell>
          <table:table-cell office:value-type="float" office:value="1.11703895496764">
            <text:p>1.117038955</text:p>
          </table:table-cell>
          <table:table-cell office:value-type="float" office:value="7.47762229074688">
            <text:p>7.4776222907</text:p>
          </table:table-cell>
          <table:table-cell office:value-type="float" office:value="12.4333263081929">
            <text:p>12.4333263082</text:p>
          </table:table-cell>
          <table:table-cell office:value-type="float" office:value="21.454131767456">
            <text:p>21.45413176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895">
            <text:p>895</text:p>
          </table:table-cell>
          <table:table-cell office:value-type="float" office:value="1866">
            <text:p>1866</text:p>
          </table:table-cell>
          <table:table-cell office:value-type="float" office:value="5014">
            <text:p>5014</text:p>
          </table:table-cell>
          <table:table-cell office:value-type="float" office:value="30.875">
            <text:p>30.875</text:p>
          </table:table-cell>
          <table:table-cell office:value-type="float" office:value="164.75">
            <text:p>164.75</text:p>
          </table:table-cell>
          <table:table-cell office:value-type="float" office:value="90.75">
            <text:p>90.75</text:p>
          </table:table-cell>
          <table:table-cell office:value-type="float" office:value="0.0344972067039106">
            <text:p>0.0344972067</text:p>
          </table:table-cell>
          <table:table-cell office:value-type="float" office:value="0.0882904608788853">
            <text:p>0.0882904609</text:p>
          </table:table-cell>
          <table:table-cell office:value-type="float" office:value="0.0180993218986837">
            <text:p>0.0180993219</text:p>
          </table:table-cell>
          <table:table-cell office:value-type="float" office:value="1.12307273571362">
            <text:p>1.1230727357</text:p>
          </table:table-cell>
          <table:table-cell office:value-type="float" office:value="1.32429521582122">
            <text:p>1.3242952158</text:p>
          </table:table-cell>
          <table:table-cell office:value-type="float" office:value="1.06398969413365">
            <text:p>1.0639896941</text:p>
          </table:table-cell>
          <table:table-cell office:value-type="float" office:value="20.4374640352641">
            <text:p>20.4374640353</text:p>
          </table:table-cell>
          <table:table-cell office:value-type="float" office:value="8.19244658747669">
            <text:p>8.1924465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60">
            <text:p>960</text:p>
          </table:table-cell>
          <table:table-cell office:value-type="float" office:value="1950">
            <text:p>1950</text:p>
          </table:table-cell>
          <table:table-cell office:value-type="float" office:value="3811">
            <text:p>3811</text:p>
          </table:table-cell>
          <table:table-cell office:value-type="float" office:value="29.625">
            <text:p>29.625</text:p>
          </table:table-cell>
          <table:table-cell office:value-type="float" office:value="127">
            <text:p>127</text:p>
          </table:table-cell>
          <table:table-cell office:value-type="float" office:value="185.625">
            <text:p>185.625</text:p>
          </table:table-cell>
          <table:table-cell office:value-type="float" office:value="0.030859375">
            <text:p>0.030859375</text:p>
          </table:table-cell>
          <table:table-cell office:value-type="float" office:value="0.0651282051282051">
            <text:p>0.0651282051</text:p>
          </table:table-cell>
          <table:table-cell office:value-type="float" office:value="0.0487076882707951">
            <text:p>0.0487076883</text:p>
          </table:table-cell>
          <table:table-cell office:value-type="float" office:value="1.10987432250977">
            <text:p>1.1098743225</text:p>
          </table:table-cell>
          <table:table-cell office:value-type="float" office:value="1.23626241683103">
            <text:p>1.2362624168</text:p>
          </table:table-cell>
          <table:table-cell office:value-type="float" office:value="1.17512688918529">
            <text:p>1.1751268892</text:p>
          </table:table-cell>
          <table:table-cell office:value-type="float" office:value="22.8062963165136">
            <text:p>22.8062963165</text:p>
          </table:table-cell>
          <table:table-cell office:value-type="float" office:value="10.985740352098">
            <text:p>10.9857403521</text:p>
          </table:table-cell>
          <table:table-cell office:value-type="float" office:value="14.574581643848">
            <text:p>14.574581643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241">
            <text:p>1241</text:p>
          </table:table-cell>
          <table:table-cell office:value-type="float" office:value="2334">
            <text:p>2334</text:p>
          </table:table-cell>
          <table:table-cell office:value-type="float" office:value="4377">
            <text:p>4377</text:p>
          </table:table-cell>
          <table:table-cell office:value-type="float" office:value="118.25">
            <text:p>118.25</text:p>
          </table:table-cell>
          <table:table-cell office:value-type="float" office:value="104">
            <text:p>104</text:p>
          </table:table-cell>
          <table:table-cell office:value-type="float" office:value="156.125">
            <text:p>156.125</text:p>
          </table:table-cell>
          <table:table-cell office:value-type="float" office:value="0.0952860596293312">
            <text:p>0.0952860596</text:p>
          </table:table-cell>
          <table:table-cell office:value-type="float" office:value="0.0445586975149957">
            <text:p>0.0445586975</text:p>
          </table:table-cell>
          <table:table-cell office:value-type="float" office:value="0.0356694082705049">
            <text:p>0.0356694083</text:p>
          </table:table-cell>
          <table:table-cell office:value-type="float" office:value="1.35129689769564">
            <text:p>1.3512968977</text:p>
          </table:table-cell>
          <table:table-cell office:value-type="float" office:value="1.15984697724998">
            <text:p>1.1598469772</text:p>
          </table:table-cell>
          <table:table-cell office:value-type="float" office:value="1.12733665005205">
            <text:p>1.1273366501</text:p>
          </table:table-cell>
          <table:table-cell office:value-type="float" office:value="7.61569887772209">
            <text:p>7.6156988777</text:p>
          </table:table-cell>
          <table:table-cell office:value-type="float" office:value="15.8998778553172">
            <text:p>15.8998778553</text:p>
          </table:table-cell>
          <table:table-cell office:value-type="float" office:value="19.7770885515855">
            <text:p>19.777088551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194">
            <text:p>1194</text:p>
          </table:table-cell>
          <table:table-cell office:value-type="float" office:value="2306">
            <text:p>2306</text:p>
          </table:table-cell>
          <table:table-cell office:value-type="float" office:value="4114">
            <text:p>4114</text:p>
          </table:table-cell>
          <table:table-cell office:value-type="float" office:value="103.125">
            <text:p>103.125</text:p>
          </table:table-cell>
          <table:table-cell office:value-type="float" office:value="138.5">
            <text:p>138.5</text:p>
          </table:table-cell>
          <table:table-cell office:value-type="float" office:value="192.375">
            <text:p>192.375</text:p>
          </table:table-cell>
          <table:table-cell office:value-type="float" office:value="0.0863693467336683">
            <text:p>0.0863693467</text:p>
          </table:table-cell>
          <table:table-cell office:value-type="float" office:value="0.0600607111882047">
            <text:p>0.0600607112</text:p>
          </table:table-cell>
          <table:table-cell office:value-type="float" office:value="0.0467610597958192">
            <text:p>0.0467610598</text:p>
          </table:table-cell>
          <table:table-cell office:value-type="float" office:value="1.31691365511603">
            <text:p>1.3169136551</text:p>
          </table:table-cell>
          <table:table-cell office:value-type="float" office:value="1.21728277565445">
            <text:p>1.2172827757</text:p>
          </table:table-cell>
          <table:table-cell office:value-type="float" office:value="1.16794943884329">
            <text:p>1.1679494388</text:p>
          </table:table-cell>
          <table:table-cell office:value-type="float" office:value="8.36717312185245">
            <text:p>8.3671731219</text:p>
          </table:table-cell>
          <table:table-cell office:value-type="float" office:value="11.883980168453">
            <text:p>11.8839801685</text:p>
          </table:table-cell>
          <table:table-cell office:value-type="float" office:value="15.1671048011666">
            <text:p>15.167104801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312">
            <text:p>1312</text:p>
          </table:table-cell>
          <table:table-cell office:value-type="float" office:value="2375">
            <text:p>2375</text:p>
          </table:table-cell>
          <table:table-cell office:value-type="float" office:value="3809">
            <text:p>3809</text:p>
          </table:table-cell>
          <table:table-cell office:value-type="float" office:value="78.5">
            <text:p>78.5</text:p>
          </table:table-cell>
          <table:table-cell office:value-type="float" office:value="211.375">
            <text:p>211.375</text:p>
          </table:table-cell>
          <table:table-cell office:value-type="float" office:value="239">
            <text:p>239</text:p>
          </table:table-cell>
          <table:table-cell office:value-type="float" office:value="0.0598323170731707">
            <text:p>0.0598323171</text:p>
          </table:table-cell>
          <table:table-cell office:value-type="float" office:value="0.089">
            <text:p>0.089</text:p>
          </table:table-cell>
          <table:table-cell office:value-type="float" office:value="0.062746127592544">
            <text:p>0.0627461276</text:p>
          </table:table-cell>
          <table:table-cell office:value-type="float" office:value="1.21642972584213">
            <text:p>1.2164297258</text:p>
          </table:table-cell>
          <table:table-cell office:value-type="float" office:value="1.32702516">
            <text:p>1.32702516</text:p>
          </table:table-cell>
          <table:table-cell office:value-type="float" office:value="1.22732811656851">
            <text:p>1.2273281166</text:p>
          </table:table-cell>
          <table:table-cell office:value-type="float" office:value="11.9280464840411">
            <text:p>11.928046484</text:p>
          </table:table-cell>
          <table:table-cell office:value-type="float" office:value="8.12981995322138">
            <text:p>8.1298199532</text:p>
          </table:table-cell>
          <table:table-cell office:value-type="float" office:value="11.3899105405474">
            <text:p>11.389910540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382">
            <text:p>1382</text:p>
          </table:table-cell>
          <table:table-cell office:value-type="float" office:value="2506">
            <text:p>2506</text:p>
          </table:table-cell>
          <table:table-cell office:value-type="float" office:value="4279">
            <text:p>4279</text:p>
          </table:table-cell>
          <table:table-cell office:value-type="float" office:value="176.5">
            <text:p>176.5</text:p>
          </table:table-cell>
          <table:table-cell office:value-type="float" office:value="86.75">
            <text:p>86.75</text:p>
          </table:table-cell>
          <table:table-cell office:value-type="float" office:value="311.125">
            <text:p>311.125</text:p>
          </table:table-cell>
          <table:table-cell office:value-type="float" office:value="0.127713458755427">
            <text:p>0.1277134588</text:p>
          </table:table-cell>
          <table:table-cell office:value-type="float" office:value="0.0346169193934557">
            <text:p>0.0346169194</text:p>
          </table:table-cell>
          <table:table-cell office:value-type="float" office:value="0.0727097452675859">
            <text:p>0.0727097453</text:p>
          </table:table-cell>
          <table:table-cell office:value-type="float" office:value="1.47896613163665">
            <text:p>1.4789661316</text:p>
          </table:table-cell>
          <table:table-cell office:value-type="float" office:value="1.12350794684935">
            <text:p>1.1235079468</text:p>
          </table:table-cell>
          <table:table-cell office:value-type="float" office:value="1.26484605426803">
            <text:p>1.2648460543</text:p>
          </table:table-cell>
          <table:table-cell office:value-type="float" office:value="5.76699475330115">
            <text:p>5.7669947533</text:p>
          </table:table-cell>
          <table:table-cell office:value-type="float" office:value="20.3679719934399">
            <text:p>20.3679719934</text:p>
          </table:table-cell>
          <table:table-cell office:value-type="float" office:value="9.87559093728428">
            <text:p>9.875590937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358">
            <text:p>1358</text:p>
          </table:table-cell>
          <table:table-cell office:value-type="float" office:value="2766">
            <text:p>2766</text:p>
          </table:table-cell>
          <table:table-cell office:value-type="float" office:value="5031">
            <text:p>5031</text:p>
          </table:table-cell>
          <table:table-cell office:value-type="float" office:value="90.25">
            <text:p>90.25</text:p>
          </table:table-cell>
          <table:table-cell office:value-type="float" office:value="70.75">
            <text:p>70.75</text:p>
          </table:table-cell>
          <table:table-cell office:value-type="float" office:value="112.375">
            <text:p>112.375</text:p>
          </table:table-cell>
          <table:table-cell office:value-type="float" office:value="0.0664580265095729">
            <text:p>0.0664580265</text:p>
          </table:table-cell>
          <table:table-cell office:value-type="float" office:value="0.0255784526391902">
            <text:p>0.0255784526</text:p>
          </table:table-cell>
          <table:table-cell office:value-type="float" office:value="0.0223365136155834">
            <text:p>0.0223365136</text:p>
          </table:table-cell>
          <table:table-cell office:value-type="float" office:value="1.2412597645871">
            <text:p>1.2412597646</text:p>
          </table:table-cell>
          <table:table-cell office:value-type="float" office:value="1.09080692842642">
            <text:p>1.0908069284</text:p>
          </table:table-cell>
          <table:table-cell office:value-type="float" office:value="1.07915568054192">
            <text:p>1.0791556805</text:p>
          </table:table-cell>
          <table:table-cell office:value-type="float" office:value="10.7727062433192">
            <text:p>10.7727062433</text:p>
          </table:table-cell>
          <table:table-cell office:value-type="float" office:value="27.4439854075352">
            <text:p>27.4439854075</text:p>
          </table:table-cell>
          <table:table-cell office:value-type="float" office:value="31.3773195303874">
            <text:p>31.377319530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565">
            <text:p>1565</text:p>
          </table:table-cell>
          <table:table-cell office:value-type="float" office:value="2879">
            <text:p>2879</text:p>
          </table:table-cell>
          <table:table-cell office:value-type="float" office:value="5043">
            <text:p>5043</text:p>
          </table:table-cell>
          <table:table-cell office:value-type="float" office:value="113.875">
            <text:p>113.875</text:p>
          </table:table-cell>
          <table:table-cell office:value-type="float" office:value="113.25">
            <text:p>113.25</text:p>
          </table:table-cell>
          <table:table-cell office:value-type="float" office:value="140.375">
            <text:p>140.375</text:p>
          </table:table-cell>
          <table:table-cell office:value-type="float" office:value="0.0727635782747604">
            <text:p>0.0727635783</text:p>
          </table:table-cell>
          <table:table-cell office:value-type="float" office:value="0.0393365751997221">
            <text:p>0.0393365752</text:p>
          </table:table-cell>
          <table:table-cell office:value-type="float" office:value="0.0278356137219909">
            <text:p>0.0278356137</text:p>
          </table:table-cell>
          <table:table-cell office:value-type="float" office:value="1.26504981907542">
            <text:p>1.2650498191</text:p>
          </table:table-cell>
          <table:table-cell office:value-type="float" office:value="1.14071085084998">
            <text:p>1.1407108508</text:p>
          </table:table-cell>
          <table:table-cell office:value-type="float" office:value="1.09894329795388">
            <text:p>1.098943298</text:p>
          </table:table-cell>
          <table:table-cell office:value-type="float" office:value="9.86853514412462">
            <text:p>9.8685351441</text:p>
          </table:table-cell>
          <table:table-cell office:value-type="float" office:value="17.9652786503787">
            <text:p>17.9652786504</text:p>
          </table:table-cell>
          <table:table-cell office:value-type="float" office:value="25.2464390709841">
            <text:p>25.24643907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788">
            <text:p>1788</text:p>
          </table:table-cell>
          <table:table-cell office:value-type="float" office:value="3043">
            <text:p>3043</text:p>
          </table:table-cell>
          <table:table-cell office:value-type="float" office:value="5920">
            <text:p>5920</text:p>
          </table:table-cell>
          <table:table-cell office:value-type="float" office:value="79.25">
            <text:p>79.25</text:p>
          </table:table-cell>
          <table:table-cell office:value-type="float" office:value="121.75">
            <text:p>121.75</text:p>
          </table:table-cell>
          <table:table-cell office:value-type="float" office:value="114.375">
            <text:p>114.375</text:p>
          </table:table-cell>
          <table:table-cell office:value-type="float" office:value="0.0443232662192394">
            <text:p>0.0443232662</text:p>
          </table:table-cell>
          <table:table-cell office:value-type="float" office:value="0.0400098586920802">
            <text:p>0.0400098587</text:p>
          </table:table-cell>
          <table:table-cell office:value-type="float" office:value="0.0193201013513514">
            <text:p>0.0193201014</text:p>
          </table:table-cell>
          <table:table-cell office:value-type="float" office:value="1.15898195354689">
            <text:p>1.1589819535</text:p>
          </table:table-cell>
          <table:table-cell office:value-type="float" office:value="1.1431720514557">
            <text:p>1.1431720515</text:p>
          </table:table-cell>
          <table:table-cell office:value-type="float" office:value="1.06835195670953">
            <text:p>1.0683519567</text:p>
          </table:table-cell>
          <table:table-cell office:value-type="float" office:value="15.9825185261419">
            <text:p>15.9825185261</text:p>
          </table:table-cell>
          <table:table-cell office:value-type="float" office:value="17.6687172371201">
            <text:p>17.66871723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780">
            <text:p>1780</text:p>
          </table:table-cell>
          <table:table-cell office:value-type="float" office:value="3215">
            <text:p>3215</text:p>
          </table:table-cell>
          <table:table-cell office:value-type="float" office:value="6679">
            <text:p>6679</text:p>
          </table:table-cell>
          <table:table-cell office:value-type="float" office:value="70.5">
            <text:p>70.5</text:p>
          </table:table-cell>
          <table:table-cell office:value-type="float" office:value="41.875">
            <text:p>41.875</text:p>
          </table:table-cell>
          <table:table-cell office:value-type="float" office:value="62">
            <text:p>62</text:p>
          </table:table-cell>
          <table:table-cell office:value-type="float" office:value="0.0396067415730337">
            <text:p>0.0396067416</text:p>
          </table:table-cell>
          <table:table-cell office:value-type="float" office:value="0.0130248833592535">
            <text:p>0.0130248834</text:p>
          </table:table-cell>
          <table:table-cell office:value-type="float" office:value="0.00928282677047462">
            <text:p>0.0092828268</text:p>
          </table:table-cell>
          <table:table-cell office:value-type="float" office:value="1.14169823570256">
            <text:p>1.1416982357</text:p>
          </table:table-cell>
          <table:table-cell office:value-type="float" office:value="1.04591960102697">
            <text:p>1.045919601</text:p>
          </table:table-cell>
          <table:table-cell office:value-type="float" office:value="1.03265878860745">
            <text:p>1.0326587886</text:p>
          </table:table-cell>
          <table:table-cell office:value-type="float" office:value="17.8450673401981">
            <text:p>17.84506734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1957">
            <text:p>1957</text:p>
          </table:table-cell>
          <table:table-cell office:value-type="float" office:value="3174">
            <text:p>3174</text:p>
          </table:table-cell>
          <table:table-cell office:value-type="float" office:value="5270">
            <text:p>5270</text:p>
          </table:table-cell>
          <table:table-cell office:value-type="float" office:value="91.75">
            <text:p>91.75</text:p>
          </table:table-cell>
          <table:table-cell office:value-type="float" office:value="92.25">
            <text:p>92.25</text:p>
          </table:table-cell>
          <table:table-cell office:value-type="float" office:value="34.375">
            <text:p>34.375</text:p>
          </table:table-cell>
          <table:table-cell office:value-type="float" office:value="0.0468829841594277">
            <text:p>0.0468829842</text:p>
          </table:table-cell>
          <table:table-cell office:value-type="float" office:value="0.0290642722117202">
            <text:p>0.0290642722</text:p>
          </table:table-cell>
          <table:table-cell office:value-type="float" office:value="0.00652277039848197">
            <text:p>0.0065227704</text:p>
          </table:table-cell>
          <table:table-cell office:value-type="float" office:value="1.16839855239724">
            <text:p>1.1683985524</text:p>
          </table:table-cell>
          <table:table-cell office:value-type="float" office:value="1.10338062730265">
            <text:p>1.1033806273</text:p>
          </table:table-cell>
          <table:table-cell office:value-type="float" office:value="1.02291308760068">
            <text:p>1.0229130876</text:p>
          </table:table-cell>
          <table:table-cell office:value-type="float" office:value="15.1285487858328">
            <text:p>15.1285487858</text:p>
          </table:table-cell>
          <table:table-cell office:value-type="float" office:value="24.193690014499">
            <text:p>24.19369001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2064">
            <text:p>2064</text:p>
          </table:table-cell>
          <table:table-cell office:value-type="float" office:value="3220">
            <text:p>3220</text:p>
          </table:table-cell>
          <table:table-cell office:value-type="float" office:value="4893">
            <text:p>4893</text:p>
          </table:table-cell>
          <table:table-cell office:value-type="float" office:value="125.5">
            <text:p>125.5</text:p>
          </table:table-cell>
          <table:table-cell office:value-type="float" office:value="42.25">
            <text:p>42.25</text:p>
          </table:table-cell>
          <table:table-cell office:value-type="float" office:value="53.625">
            <text:p>53.625</text:p>
          </table:table-cell>
          <table:table-cell office:value-type="float" office:value="0.0608042635658915">
            <text:p>0.0608042636</text:p>
          </table:table-cell>
          <table:table-cell office:value-type="float" office:value="0.0131211180124224">
            <text:p>0.013121118</text:p>
          </table:table-cell>
          <table:table-cell office:value-type="float" office:value="0.0109595340282036">
            <text:p>0.010959534</text:p>
          </table:table-cell>
          <table:table-cell office:value-type="float" office:value="1.22006135307749">
            <text:p>1.2200613531</text:p>
          </table:table-cell>
          <table:table-cell office:value-type="float" office:value="1.04626135396975">
            <text:p>1.046261354</text:p>
          </table:table-cell>
          <table:table-cell office:value-type="float" office:value="1.0385937874155">
            <text:p>1.0385937874</text:p>
          </table:table-cell>
          <table:table-cell office:value-type="float" office:value="11.7428118890522">
            <text:p>11.742811889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802">
            <text:p>1802</text:p>
          </table:table-cell>
          <table:table-cell office:value-type="float" office:value="3108">
            <text:p>3108</text:p>
          </table:table-cell>
          <table:table-cell office:value-type="float" office:value="5221">
            <text:p>5221</text:p>
          </table:table-cell>
          <table:table-cell office:value-type="float" office:value="-85.25">
            <text:p>-85.25</text:p>
          </table:table-cell>
          <table:table-cell office:value-type="float" office:value="-172.75">
            <text:p>-172.75</text:p>
          </table:table-cell>
          <table:table-cell office:value-type="float" office:value="-142.375">
            <text:p>-142.375</text:p>
          </table:table-cell>
          <table:table-cell office:value-type="float" office:value="-0.0473085460599334">
            <text:p>-0.0473085461</text:p>
          </table:table-cell>
          <table:table-cell office:value-type="float" office:value="-0.0555823680823681">
            <text:p>-0.0555823681</text:p>
          </table:table-cell>
          <table:table-cell office:value-type="float" office:value="-0.0272696801379046">
            <text:p>-0.0272696801</text:p>
          </table:table-cell>
          <table:table-cell office:value-type="float" office:value="0.838806761909631">
            <text:p>0.8388067619</text:p>
          </table:table-cell>
          <table:table-cell office:value-type="float" office:value="0.811516935009334">
            <text:p>0.811516935</text:p>
          </table:table-cell>
          <table:table-cell office:value-type="float" office:value="0.906013645008788">
            <text:p>0.906013645</text:p>
          </table:table-cell>
          <table:table-cell office:value-type="float" office:value="-14.3022543245482">
            <text:p>-14.3022543245</text:p>
          </table:table-cell>
          <table:table-cell office:value-type="float" office:value="-12.1207539563864">
            <text:p>-12.1207539564</text:p>
          </table:table-cell>
          <table:table-cell office:value-type="float" office:value="-25.0700659522309">
            <text:p>-25.070065952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 office:value-type="float" office:value="34">
            <text:p>34</text:p>
          </table:table-cell>
          <table:table-cell office:value-type="float" office:value="1598">
            <text:p>1598</text:p>
          </table:table-cell>
          <table:table-cell office:value-type="float" office:value="3132">
            <text:p>3132</text:p>
          </table:table-cell>
          <table:table-cell office:value-type="float" office:value="5598">
            <text:p>5598</text:p>
          </table:table-cell>
          <table:table-cell office:value-type="float" office:value="-121.5">
            <text:p>-121.5</text:p>
          </table:table-cell>
          <table:table-cell office:value-type="float" office:value="5.25">
            <text:p>5.25</text:p>
          </table:table-cell>
          <table:table-cell office:value-type="float" office:value="35.875">
            <text:p>35.875</text:p>
          </table:table-cell>
          <table:table-cell office:value-type="float" office:value="-0.0760325406758448">
            <text:p>-0.0760325407</text:p>
          </table:table-cell>
          <table:table-cell office:value-type="float" office:value="0.00167624521072797">
            <text:p>0.0016762452</text:p>
          </table:table-cell>
          <table:table-cell office:value-type="float" office:value="0.00640853876384423">
            <text:p>0.0064085388</text:p>
          </table:table-cell>
          <table:table-cell office:value-type="float" office:value="0.745216764228126">
            <text:p>0.7452167642</text:p>
          </table:table-cell>
          <table:table-cell office:value-type="float" office:value="1.00587236544164">
            <text:p>1.0058723654</text:p>
          </table:table-cell>
          <table:table-cell office:value-type="float" office:value="1.02251038163687">
            <text:p>1.0225103816</text:p>
          </table:table-cell>
          <table:table-cell office:value-type="float" office:value="-8.76531341276895">
            <text:p>-8.76531341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2006">
            <text:p>2006</text:p>
          </table:table-cell>
          <table:table-cell office:value-type="float" office:value="3206">
            <text:p>3206</text:p>
          </table:table-cell>
          <table:table-cell office:value-type="float" office:value="5162">
            <text:p>5162</text:p>
          </table:table-cell>
          <table:table-cell office:value-type="float" office:value="-60.5">
            <text:p>-60.5</text:p>
          </table:table-cell>
          <table:table-cell office:value-type="float" office:value="-251">
            <text:p>-251</text:p>
          </table:table-cell>
          <table:table-cell office:value-type="float" office:value="-80.75">
            <text:p>-80.75</text:p>
          </table:table-cell>
          <table:table-cell office:value-type="float" office:value="-0.0301595214356929">
            <text:p>-0.0301595214</text:p>
          </table:table-cell>
          <table:table-cell office:value-type="float" office:value="-0.0782907049282595">
            <text:p>-0.0782907049</text:p>
          </table:table-cell>
          <table:table-cell office:value-type="float" office:value="-0.0156431615652848">
            <text:p>-0.0156431616</text:p>
          </table:table-cell>
          <table:table-cell office:value-type="float" office:value="0.896224484572206">
            <text:p>0.8962244846</text:p>
          </table:table-cell>
          <table:table-cell office:value-type="float" office:value="0.737996224328293">
            <text:p>0.7379962243</text:p>
          </table:table-cell>
          <table:table-cell office:value-type="float" office:value="0.945728563188868">
            <text:p>0.9457285632</text:p>
          </table:table-cell>
          <table:table-cell office:value-type="float" office:value="-22.6343557957655">
            <text:p>-22.6343557958</text:p>
          </table:table-cell>
          <table:table-cell office:value-type="float" office:value="-8.50222326113697">
            <text:p>-8.5022232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table:number-columns-repeated="2" office:value-type="float" office:value="67">
            <text:p>67</text:p>
          </table:table-cell>
          <table:table-cell office:value-type="float" office:value="1496">
            <text:p>1496</text:p>
          </table:table-cell>
          <table:table-cell office:value-type="float" office:value="3138">
            <text:p>3138</text:p>
          </table:table-cell>
          <table:table-cell office:value-type="float" office:value="5160">
            <text:p>5160</text:p>
          </table:table-cell>
          <table:table-cell office:value-type="float" office:value="-202.5">
            <text:p>-202.5</text:p>
          </table:table-cell>
          <table:table-cell office:value-type="float" office:value="15">
            <text:p>15</text:p>
          </table:table-cell>
          <table:table-cell office:value-type="float" office:value="-8.625">
            <text:p>-8.625</text:p>
          </table:table-cell>
          <table:table-cell office:value-type="float" office:value="-0.135360962566845">
            <text:p>-0.1353609626</text:p>
          </table:table-cell>
          <table:table-cell office:value-type="float" office:value="0.00478011472275335">
            <text:p>0.0047801147</text:p>
          </table:table-cell>
          <table:table-cell office:value-type="float" office:value="-0.00167151162790698">
            <text:p>-0.0016715116</text:p>
          </table:table-cell>
          <table:table-cell office:value-type="float" office:value="0.562148907782607">
            <text:p>0.5621489078</text:p>
          </table:table-cell>
          <table:table-cell office:value-type="float" office:value="1.01677518654329">
            <text:p>1.0167751865</text:p>
          </table:table-cell>
          <table:table-cell office:value-type="float" office:value="0.994155185446525">
            <text:p>0.9941551854</text:p>
          </table:table-cell>
          <table:table-cell office:value-type="float" office:value="-4.76576000751126">
            <text:p>-4.76576000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70">
            <text:p>70</text:p>
          </table:table-cell>
          <table:table-cell office:value-type="float" office:value="1020">
            <text:p>1020</text:p>
          </table:table-cell>
          <table:table-cell office:value-type="float" office:value="3007">
            <text:p>3007</text:p>
          </table:table-cell>
          <table:table-cell office:value-type="float" office:value="5320">
            <text:p>5320</text:p>
          </table:table-cell>
          <table:table-cell office:value-type="float" office:value="-21.25">
            <text:p>-21.25</text:p>
          </table:table-cell>
          <table:table-cell office:value-type="float" office:value="11.625">
            <text:p>11.625</text:p>
          </table:table-cell>
          <table:table-cell office:value-type="float" office:value="-5">
            <text:p>-5</text:p>
          </table:table-cell>
          <table:table-cell office:value-type="float" office:value="-0.0208333333333333">
            <text:p>-0.0208333333</text:p>
          </table:table-cell>
          <table:table-cell office:value-type="float" office:value="0.0038659793814433">
            <text:p>0.0038659794</text:p>
          </table:table-cell>
          <table:table-cell office:value-type="float" office:value="-0.00093984962406015">
            <text:p>-0.0009398496</text:p>
          </table:table-cell>
          <table:table-cell office:value-type="float" office:value="0.927934027777778">
            <text:p>0.9279340278</text:p>
          </table:table-cell>
          <table:table-cell office:value-type="float" office:value="1.01356022159634">
            <text:p>1.0135602216</text:p>
          </table:table-cell>
          <table:table-cell office:value-type="float" office:value="0.996712257617729">
            <text:p>0.9967122576</text:p>
          </table:table-cell>
          <table:table-cell office:value-type="float" office:value="-32.9232749929788">
            <text:p>-32.9232749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714">
            <text:p>714</text:p>
          </table:table-cell>
          <table:table-cell office:value-type="float" office:value="3127">
            <text:p>3127</text:p>
          </table:table-cell>
          <table:table-cell office:value-type="float" office:value="5821">
            <text:p>5821</text:p>
          </table:table-cell>
          <table:table-cell office:value-type="float" office:value="174.25">
            <text:p>174.25</text:p>
          </table:table-cell>
          <table:table-cell office:value-type="float" office:value="39.75">
            <text:p>39.75</text:p>
          </table:table-cell>
          <table:table-cell office:value-type="float" office:value="-19.25">
            <text:p>-19.25</text:p>
          </table:table-cell>
          <table:table-cell office:value-type="float" office:value="0.244047619047619">
            <text:p>0.244047619</text:p>
          </table:table-cell>
          <table:table-cell office:value-type="float" office:value="0.0127118644067797">
            <text:p>0.0127118644</text:p>
          </table:table-cell>
          <table:table-cell office:value-type="float" office:value="-0.00330699192578595">
            <text:p>-0.0033069919</text:p>
          </table:table-cell>
          <table:table-cell office:value-type="float" office:value="1.97090277777778">
            <text:p>1.9709027778</text:p>
          </table:table-cell>
          <table:table-cell office:value-type="float" office:value="1.04480824475725">
            <text:p>1.0448082448</text:p>
          </table:table-cell>
          <table:table-cell office:value-type="float" office:value="0.98844696320312">
            <text:p>0.9884469632</text:p>
          </table:table-cell>
          <table:table-cell office:value-type="float" office:value="3.17418287951519">
            <text:p>3.174182879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97">
            <text:p>97</text:p>
          </table:table-cell>
          <table:table-cell office:value-type="float" office:value="748">
            <text:p>748</text:p>
          </table:table-cell>
          <table:table-cell office:value-type="float" office:value="3096">
            <text:p>3096</text:p>
          </table:table-cell>
          <table:table-cell office:value-type="float" office:value="6063">
            <text:p>6063</text:p>
          </table:table-cell>
          <table:table-cell office:value-type="float" office:value="399.5">
            <text:p>399.5</text:p>
          </table:table-cell>
          <table:table-cell office:value-type="float" office:value="-48">
            <text:p>-48</text:p>
          </table:table-cell>
          <table:table-cell office:value-type="float" office:value="35.25">
            <text:p>35.25</text:p>
          </table:table-cell>
          <table:table-cell office:value-type="float" office:value="0.534090909090909">
            <text:p>0.5340909091</text:p>
          </table:table-cell>
          <table:table-cell office:value-type="float" office:value="-0.0155038759689922">
            <text:p>-0.015503876</text:p>
          </table:table-cell>
          <table:table-cell office:value-type="float" office:value="0.00581395348837209">
            <text:p>0.0058139535</text:p>
          </table:table-cell>
          <table:table-cell office:value-type="float" office:value="3.42841425619835">
            <text:p>3.4284142562</text:p>
          </table:table-cell>
          <table:table-cell office:value-type="float" office:value="0.946207559641848">
            <text:p>0.9462075596</text:p>
          </table:table-cell>
          <table:table-cell office:value-type="float" office:value="1.02041508923743">
            <text:p>1.0204150892</text:p>
          </table:table-cell>
          <table:table-cell office:value-type="float" office:value="1.61973752958355">
            <text:p>1.61973752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table:number-columns-repeated="2" office:value-type="float" office:value="97">
            <text:p>97</text:p>
          </table:table-cell>
          <table:table-cell office:value-type="float" office:value="1088">
            <text:p>1088</text:p>
          </table:table-cell>
          <table:table-cell office:value-type="float" office:value="2697">
            <text:p>2697</text:p>
          </table:table-cell>
          <table:table-cell office:value-type="float" office:value="6251">
            <text:p>6251</text:p>
          </table:table-cell>
          <table:table-cell office:value-type="float" office:value="578">
            <text:p>578</text:p>
          </table:table-cell>
          <table:table-cell office:value-type="float" office:value="-108.25">
            <text:p>-108.25</text:p>
          </table:table-cell>
          <table:table-cell office:value-type="float" office:value="-5.875">
            <text:p>-5.875</text:p>
          </table:table-cell>
          <table:table-cell office:value-type="float" office:value="0.53125">
            <text:p>0.53125</text:p>
          </table:table-cell>
          <table:table-cell office:value-type="float" office:value="-0.0401371894697812">
            <text:p>-0.0401371895</text:p>
          </table:table-cell>
          <table:table-cell office:value-type="float" office:value="-0.00093984962406015">
            <text:p>-0.0009398496</text:p>
          </table:table-cell>
          <table:table-cell office:value-type="float" office:value="3.4125390625">
            <text:p>3.4125390625</text:p>
          </table:table-cell>
          <table:table-cell office:value-type="float" office:value="0.862677385053691">
            <text:p>0.8626773851</text:p>
          </table:table-cell>
          <table:table-cell office:value-type="float" office:value="0.996712257617729">
            <text:p>0.9967122576</text:p>
          </table:table-cell>
          <table:table-cell office:value-type="float" office:value="1.62678377379716">
            <text:p>1.6267837738</text:p>
          </table:table-cell>
          <table:table-cell office:value-type="float" office:value="-16.9205100971834">
            <text:p>-16.9205100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1020">
            <text:p>1020</text:p>
          </table:table-cell>
          <table:table-cell office:value-type="float" office:value="2940">
            <text:p>2940</text:p>
          </table:table-cell>
          <table:table-cell office:value-type="float" office:value="6251">
            <text:p>6251</text:p>
          </table:table-cell>
          <table:table-cell office:value-type="float" office:value="-21.25">
            <text:p>-21.25</text:p>
          </table:table-cell>
          <table:table-cell office:value-type="float" office:value="786.875">
            <text:p>786.875</text:p>
          </table:table-cell>
          <table:table-cell office:value-type="float" office:value="-35.25">
            <text:p>-35.25</text:p>
          </table:table-cell>
          <table:table-cell office:value-type="float" office:value="-0.0208333333333333">
            <text:p>-0.0208333333</text:p>
          </table:table-cell>
          <table:table-cell office:value-type="float" office:value="0.267644557823129">
            <text:p>0.2676445578</text:p>
          </table:table-cell>
          <table:table-cell office:value-type="float" office:value="-0.0056390977443609">
            <text:p>-0.0056390977</text:p>
          </table:table-cell>
          <table:table-cell office:value-type="float" office:value="0.927934027777778">
            <text:p>0.9279340278</text:p>
          </table:table-cell>
          <table:table-cell office:value-type="float" office:value="2.07715782667234">
            <text:p>2.0771578267</text:p>
          </table:table-cell>
          <table:table-cell office:value-type="float" office:value="0.980325484764543">
            <text:p>0.9803254848</text:p>
          </table:table-cell>
          <table:table-cell office:value-type="float" office:value="-32.9232749929788">
            <text:p>-32.923274993</text:p>
          </table:table-cell>
          <table:table-cell office:value-type="float" office:value="2.92269236188494">
            <text:p>2.9226923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62">
            <text:p>62</text:p>
          </table:table-cell>
          <table:table-cell office:value-type="float" office:value="714">
            <text:p>714</text:p>
          </table:table-cell>
          <table:table-cell office:value-type="float" office:value="3382">
            <text:p>3382</text:p>
          </table:table-cell>
          <table:table-cell office:value-type="float" office:value="7910">
            <text:p>7910</text:p>
          </table:table-cell>
          <table:table-cell office:value-type="float" office:value="174.25">
            <text:p>174.25</text:p>
          </table:table-cell>
          <table:table-cell office:value-type="float" office:value="467.875">
            <text:p>467.875</text:p>
          </table:table-cell>
          <table:table-cell office:value-type="float" office:value="1199.875">
            <text:p>1199.875</text:p>
          </table:table-cell>
          <table:table-cell office:value-type="float" office:value="0.244047619047619">
            <text:p>0.244047619</text:p>
          </table:table-cell>
          <table:table-cell office:value-type="float" office:value="0.138342696629213">
            <text:p>0.1383426966</text:p>
          </table:table-cell>
          <table:table-cell office:value-type="float" office:value="0.151690897597977">
            <text:p>0.1516908976</text:p>
          </table:table-cell>
          <table:table-cell office:value-type="float" office:value="1.97090277777778">
            <text:p>1.9709027778</text:p>
          </table:table-cell>
          <table:table-cell office:value-type="float" office:value="1.52171129355511">
            <text:p>1.5217112936</text:p>
          </table:table-cell>
          <table:table-cell office:value-type="float" office:value="1.57601799328452">
            <text:p>1.5760179933</text:p>
          </table:table-cell>
          <table:table-cell office:value-type="float" office:value="3.17418287951519">
            <text:p>3.1741828795</text:p>
          </table:table-cell>
          <table:table-cell office:value-type="float" office:value="5.34945460518972">
            <text:p>5.3494546052</text:p>
          </table:table-cell>
          <table:table-cell office:value-type="float" office:value="4.90788961825098">
            <text:p>4.907889618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48">
            <text:p>748</text:p>
          </table:table-cell>
          <table:table-cell office:value-type="float" office:value="2940">
            <text:p>2940</text:p>
          </table:table-cell>
          <table:table-cell office:value-type="float" office:value="11060">
            <text:p>11060</text:p>
          </table:table-cell>
          <table:table-cell office:value-type="float" office:value="399.5">
            <text:p>399.5</text:p>
          </table:table-cell>
          <table:table-cell office:value-type="float" office:value="-194.25">
            <text:p>-194.25</text:p>
          </table:table-cell>
          <table:table-cell office:value-type="float" office:value="979.375">
            <text:p>979.375</text:p>
          </table:table-cell>
          <table:table-cell office:value-type="float" office:value="0.534090909090909">
            <text:p>0.5340909091</text:p>
          </table:table-cell>
          <table:table-cell office:value-type="float" office:value="-0.0660714285714286">
            <text:p>-0.0660714286</text:p>
          </table:table-cell>
          <table:table-cell office:value-type="float" office:value="0.0885510849909584">
            <text:p>0.088551085</text:p>
          </table:table-cell>
          <table:table-cell office:value-type="float" office:value="3.42841425619835">
            <text:p>3.4284142562</text:p>
          </table:table-cell>
          <table:table-cell office:value-type="float" office:value="0.77730625">
            <text:p>0.77730625</text:p>
          </table:table-cell>
          <table:table-cell office:value-type="float" office:value="1.32529773498838">
            <text:p>1.325297735</text:p>
          </table:table-cell>
          <table:table-cell office:value-type="float" office:value="1.61973752958355">
            <text:p>1.6197375296</text:p>
          </table:table-cell>
          <table:table-cell office:value-type="float" office:value="-10.1403546053818">
            <text:p>-10.1403546054</text:p>
          </table:table-cell>
          <table:table-cell office:value-type="float" office:value="8.16932635607421">
            <text:p>8.169326356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1020">
            <text:p>1020</text:p>
          </table:table-cell>
          <table:table-cell office:value-type="float" office:value="2726">
            <text:p>2726</text:p>
          </table:table-cell>
          <table:table-cell office:value-type="float" office:value="12600">
            <text:p>12600</text:p>
          </table:table-cell>
          <table:table-cell office:value-type="float" office:value="-41">
            <text:p>-41</text:p>
          </table:table-cell>
          <table:table-cell office:value-type="float" office:value="804.875">
            <text:p>804.875</text:p>
          </table:table-cell>
          <table:table-cell office:value-type="float" office:value="830.125">
            <text:p>830.125</text:p>
          </table:table-cell>
          <table:table-cell office:value-type="float" office:value="-0.0401960784313726">
            <text:p>-0.0401960784</text:p>
          </table:table-cell>
          <table:table-cell office:value-type="float" office:value="0.295258620689655">
            <text:p>0.2952586207</text:p>
          </table:table-cell>
          <table:table-cell office:value-type="float" office:value="0.0658829365079365">
            <text:p>0.0658829365</text:p>
          </table:table-cell>
          <table:table-cell office:value-type="float" office:value="0.862480545943868">
            <text:p>0.8624805459</text:p>
          </table:table-cell>
          <table:table-cell office:value-type="float" office:value="2.20427337247325">
            <text:p>2.2042733725</text:p>
          </table:table-cell>
          <table:table-cell office:value-type="float" office:value="1.23909777797068">
            <text:p>1.239097778</text:p>
          </table:table-cell>
          <table:table-cell office:value-type="float" office:value="-16.8952060763029">
            <text:p>-16.8952060763</text:p>
          </table:table-cell>
          <table:table-cell office:value-type="float" office:value="2.67923990670072">
            <text:p>2.6792399067</text:p>
          </table:table-cell>
          <table:table-cell office:value-type="float" office:value="10.8637792050384">
            <text:p>10.86377920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9">
            <text:p>59</text:p>
          </table:table-cell>
          <table:table-cell office:value-type="float" office:value="714">
            <text:p>714</text:p>
          </table:table-cell>
          <table:table-cell office:value-type="float" office:value="3920">
            <text:p>3920</text:p>
          </table:table-cell>
          <table:table-cell office:value-type="float" office:value="14700">
            <text:p>14700</text:p>
          </table:table-cell>
          <table:table-cell office:value-type="float" office:value="174.25">
            <text:p>174.25</text:p>
          </table:table-cell>
          <table:table-cell office:value-type="float" office:value="1260">
            <text:p>1260</text:p>
          </table:table-cell>
          <table:table-cell office:value-type="float" office:value="708.75">
            <text:p>708.75</text:p>
          </table:table-cell>
          <table:table-cell office:value-type="float" office:value="0.244047619047619">
            <text:p>0.244047619</text:p>
          </table:table-cell>
          <table:table-cell office:value-type="float" office:value="0.321428571428571">
            <text:p>0.3214285714</text:p>
          </table:table-cell>
          <table:table-cell office:value-type="float" office:value="0.0482142857142857">
            <text:p>0.0482142857</text:p>
          </table:table-cell>
          <table:table-cell office:value-type="float" office:value="1.97090277777778">
            <text:p>1.9709027778</text:p>
          </table:table-cell>
          <table:table-cell office:value-type="float" office:value="2.3275">
            <text:p>2.3275</text:p>
          </table:table-cell>
          <table:table-cell office:value-type="float" office:value="1.17330625">
            <text:p>1.17330625</text:p>
          </table:table-cell>
          <table:table-cell office:value-type="float" office:value="3.17418287951519">
            <text:p>3.1741828795</text:p>
          </table:table-cell>
          <table:table-cell office:value-type="float" office:value="2.48695317275598">
            <text:p>2.4869531728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748">
            <text:p>748</text:p>
          </table:table-cell>
          <table:table-cell office:value-type="float" office:value="5434">
            <text:p>5434</text:p>
          </table:table-cell>
          <table:table-cell office:value-type="float" office:value="14280">
            <text:p>14280</text:p>
          </table:table-cell>
          <table:table-cell office:value-type="float" office:value="399.5">
            <text:p>399.5</text:p>
          </table:table-cell>
          <table:table-cell office:value-type="float" office:value="201.875">
            <text:p>201.875</text:p>
          </table:table-cell>
          <table:table-cell office:value-type="float" office:value="166.25">
            <text:p>166.25</text:p>
          </table:table-cell>
          <table:table-cell office:value-type="float" office:value="0.534090909090909">
            <text:p>0.5340909091</text:p>
          </table:table-cell>
          <table:table-cell office:value-type="float" office:value="0.0371503496503496">
            <text:p>0.0371503497</text:p>
          </table:table-cell>
          <table:table-cell office:value-type="float" office:value="0.0116421568627451">
            <text:p>0.0116421569</text:p>
          </table:table-cell>
          <table:table-cell office:value-type="float" office:value="3.42841425619835">
            <text:p>3.4284142562</text:p>
          </table:table-cell>
          <table:table-cell office:value-type="float" office:value="1.13273131479534">
            <text:p>1.1327313148</text:p>
          </table:table-cell>
          <table:table-cell office:value-type="float" office:value="1.04101320705978">
            <text:p>1.0410132071</text:p>
          </table:table-cell>
          <table:table-cell office:value-type="float" office:value="1.61973752958355">
            <text:p>1.6197375296</text:p>
          </table:table-cell>
          <table:table-cell office:value-type="float" office:value="19.0023578145413">
            <text:p>19.00235781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1088">
            <text:p>1088</text:p>
          </table:table-cell>
          <table:table-cell office:value-type="float" office:value="6118">
            <text:p>6118</text:p>
          </table:table-cell>
          <table:table-cell office:value-type="float" office:value="12180">
            <text:p>12180</text:p>
          </table:table-cell>
          <table:table-cell office:value-type="float" office:value="578">
            <text:p>578</text:p>
          </table:table-cell>
          <table:table-cell office:value-type="float" office:value="48.875">
            <text:p>48.875</text:p>
          </table:table-cell>
          <table:table-cell office:value-type="float" office:value="-507.5">
            <text:p>-507.5</text:p>
          </table:table-cell>
          <table:table-cell office:value-type="float" office:value="0.53125">
            <text:p>0.53125</text:p>
          </table:table-cell>
          <table:table-cell office:value-type="float" office:value="0.00798872180451128">
            <text:p>0.0079887218</text:p>
          </table:table-cell>
          <table:table-cell office:value-type="float" office:value="-0.0416666666666667">
            <text:p>-0.0416666667</text:p>
          </table:table-cell>
          <table:table-cell office:value-type="float" office:value="3.4125390625">
            <text:p>3.4125390625</text:p>
          </table:table-cell>
          <table:table-cell office:value-type="float" office:value="1.02808561288089">
            <text:p>1.0280856129</text:p>
          </table:table-cell>
          <table:table-cell office:value-type="float" office:value="0.857569444444445">
            <text:p>0.8575694444</text:p>
          </table:table-cell>
          <table:table-cell office:value-type="float" office:value="1.62678377379716">
            <text:p>1.6267837738</text:p>
          </table:table-cell>
          <table:table-cell office:value-type="float" office:value="0">
            <text:p>0</text:p>
          </table:table-cell>
          <table:table-cell office:value-type="float" office:value="-16.2865004776412">
            <text:p>-16.286500477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2304">
            <text:p>2304</text:p>
          </table:table-cell>
          <table:table-cell office:value-type="float" office:value="5952">
            <text:p>5952</text:p>
          </table:table-cell>
          <table:table-cell office:value-type="float" office:value="12600">
            <text:p>12600</text:p>
          </table:table-cell>
          <table:table-cell office:value-type="float" office:value="546">
            <text:p>546</text:p>
          </table:table-cell>
          <table:table-cell office:value-type="float" office:value="450">
            <text:p>450</text:p>
          </table:table-cell>
          <table:table-cell office:value-type="float" office:value="988.75">
            <text:p>988.75</text:p>
          </table:table-cell>
          <table:table-cell office:value-type="float" office:value="0.236979166666667">
            <text:p>0.2369791667</text:p>
          </table:table-cell>
          <table:table-cell office:value-type="float" office:value="0.0756048387096774">
            <text:p>0.0756048387</text:p>
          </table:table-cell>
          <table:table-cell office:value-type="float" office:value="0.0784722222222222">
            <text:p>0.0784722222</text:p>
          </table:table-cell>
          <table:table-cell office:value-type="float" office:value="1.93949896918403">
            <text:p>1.9394989692</text:p>
          </table:table-cell>
          <table:table-cell office:value-type="float" office:value="1.27582047509105">
            <text:p>1.2758204751</text:p>
          </table:table-cell>
          <table:table-cell office:value-type="float" office:value="1.28672224151235">
            <text:p>1.2867222415</text:p>
          </table:table-cell>
          <table:table-cell office:value-type="float" office:value="3.25922717159443">
            <text:p>3.2592271716</text:p>
          </table:table-cell>
          <table:table-cell office:value-type="float" office:value="9.51039077566966">
            <text:p>9.5103907757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3360">
            <text:p>3360</text:p>
          </table:table-cell>
          <table:table-cell office:value-type="float" office:value="6720">
            <text:p>6720</text:p>
          </table:table-cell>
          <table:table-cell office:value-type="float" office:value="14700">
            <text:p>14700</text:p>
          </table:table-cell>
          <table:table-cell office:value-type="float" office:value="561">
            <text:p>561</text:p>
          </table:table-cell>
          <table:table-cell office:value-type="float" office:value="-265.875">
            <text:p>-265.875</text:p>
          </table:table-cell>
          <table:table-cell office:value-type="float" office:value="708.75">
            <text:p>708.75</text:p>
          </table:table-cell>
          <table:table-cell office:value-type="float" office:value="0.166964285714286">
            <text:p>0.1669642857</text:p>
          </table:table-cell>
          <table:table-cell office:value-type="float" office:value="-0.0395647321428571">
            <text:p>-0.0395647321</text:p>
          </table:table-cell>
          <table:table-cell office:value-type="float" office:value="0.0482142857142857">
            <text:p>0.0482142857</text:p>
          </table:table-cell>
          <table:table-cell office:value-type="float" office:value="1.6390140625">
            <text:p>1.6390140625</text:p>
          </table:table-cell>
          <table:table-cell office:value-type="float" office:value="0.864591558837891">
            <text:p>0.8645915588</text:p>
          </table:table-cell>
          <table:table-cell office:value-type="float" office:value="1.17330625">
            <text:p>1.17330625</text:p>
          </table:table-cell>
          <table:table-cell office:value-type="float" office:value="4.48912805089738">
            <text:p>4.4891280509</text:p>
          </table:table-cell>
          <table:table-cell office:value-type="float" office:value="-17.170414115558">
            <text:p>-17.1704141156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3">
            <text:p>3</text:p>
          </table:table-cell>
          <table:table-cell office:value-type="float" office:value="110">
            <text:p>110</text:p>
          </table:table-cell>
          <table:table-cell table:number-columns-repeated="2" office:value-type="float" office:value="44">
            <text:p>44</text:p>
          </table:table-cell>
          <table:table-cell office:value-type="float" office:value="4256">
            <text:p>4256</text:p>
          </table:table-cell>
          <table:table-cell office:value-type="float" office:value="6996">
            <text:p>6996</text:p>
          </table:table-cell>
          <table:table-cell office:value-type="float" office:value="14280">
            <text:p>14280</text:p>
          </table:table-cell>
          <table:table-cell office:value-type="float" office:value="418">
            <text:p>418</text:p>
          </table:table-cell>
          <table:table-cell office:value-type="float" office:value="-599.75">
            <text:p>-599.75</text:p>
          </table:table-cell>
          <table:table-cell office:value-type="float" office:value="166.25">
            <text:p>166.25</text:p>
          </table:table-cell>
          <table:table-cell office:value-type="float" office:value="0.0982142857142857">
            <text:p>0.0982142857</text:p>
          </table:table-cell>
          <table:table-cell office:value-type="float" office:value="-0.0857275586049171">
            <text:p>-0.0857275586</text:p>
          </table:table-cell>
          <table:table-cell office:value-type="float" office:value="0.0116421568627451">
            <text:p>0.0116421569</text:p>
          </table:table-cell>
          <table:table-cell office:value-type="float" office:value="1.36265625">
            <text:p>1.36265625</text:p>
          </table:table-cell>
          <table:table-cell office:value-type="float" office:value="0.714358004919335">
            <text:p>0.7143580049</text:p>
          </table:table-cell>
          <table:table-cell office:value-type="float" office:value="1.04101320705978">
            <text:p>1.0410132071</text:p>
          </table:table-cell>
          <table:table-cell office:value-type="float" office:value="7.398661461661">
            <text:p>7.3986614617</text:p>
          </table:table-cell>
          <table:table-cell office:value-type="float" office:value="-7.73371513199404">
            <text:p>-7.7337151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">
            <text:p>30</text:p>
          </table:table-cell>
          <table:table-cell office:value-type="float" office:value="3400">
            <text:p>3400</text:p>
          </table:table-cell>
          <table:table-cell office:value-type="float" office:value="7000">
            <text:p>7000</text:p>
          </table:table-cell>
          <table:table-cell office:value-type="float" office:value="12600">
            <text:p>12600</text:p>
          </table:table-cell>
          <table:table-cell office:value-type="float" office:value="-289.875">
            <text:p>-289.875</text:p>
          </table:table-cell>
          <table:table-cell office:value-type="float" office:value="-596.875">
            <text:p>-596.875</text:p>
          </table:table-cell>
          <table:table-cell office:value-type="float" office:value="988.75">
            <text:p>988.75</text:p>
          </table:table-cell>
          <table:table-cell office:value-type="float" office:value="-0.0852573529411765">
            <text:p>-0.0852573529</text:p>
          </table:table-cell>
          <table:table-cell office:value-type="float" office:value="-0.0852678571428571">
            <text:p>-0.0852678571</text:p>
          </table:table-cell>
          <table:table-cell office:value-type="float" office:value="0.0784722222222222">
            <text:p>0.0784722222</text:p>
          </table:table-cell>
          <table:table-cell office:value-type="float" office:value="0.715846144517734">
            <text:p>0.7158461445</text:p>
          </table:table-cell>
          <table:table-cell office:value-type="float" office:value="0.715812890625">
            <text:p>0.7158128906</text:p>
          </table:table-cell>
          <table:table-cell office:value-type="float" office:value="1.28672224151235">
            <text:p>1.2867222415</text:p>
          </table:table-cell>
          <table:table-cell office:value-type="float" office:value="-7.77833723674824">
            <text:p>-7.7783372367</text:p>
          </table:table-cell>
          <table:table-cell office:value-type="float" office:value="-7.7773350267455">
            <text:p>-7.7773350267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3706">
            <text:p>3706</text:p>
          </table:table-cell>
          <table:table-cell office:value-type="float" office:value="6335">
            <text:p>6335</text:p>
          </table:table-cell>
          <table:table-cell office:value-type="float" office:value="14700">
            <text:p>14700</text:p>
          </table:table-cell>
          <table:table-cell office:value-type="float" office:value="-170.375">
            <text:p>-170.375</text:p>
          </table:table-cell>
          <table:table-cell office:value-type="float" office:value="-183.75">
            <text:p>-183.75</text:p>
          </table:table-cell>
          <table:table-cell office:value-type="float" office:value="708.75">
            <text:p>708.75</text:p>
          </table:table-cell>
          <table:table-cell office:value-type="float" office:value="-0.0459727468969239">
            <text:p>-0.0459727469</text:p>
          </table:table-cell>
          <table:table-cell office:value-type="float" office:value="-0.0290055248618785">
            <text:p>-0.0290055249</text:p>
          </table:table-cell>
          <table:table-cell office:value-type="float" office:value="0.0482142857142857">
            <text:p>0.0482142857</text:p>
          </table:table-cell>
          <table:table-cell office:value-type="float" office:value="0.843237833036974">
            <text:p>0.843237833</text:p>
          </table:table-cell>
          <table:table-cell office:value-type="float" office:value="0.900129651109551">
            <text:p>0.9001296511</text:p>
          </table:table-cell>
          <table:table-cell office:value-type="float" office:value="1.17330625">
            <text:p>1.17330625</text:p>
          </table:table-cell>
          <table:table-cell office:value-type="float" office:value="-14.7280577188608">
            <text:p>-14.7280577189</text:p>
          </table:table-cell>
          <table:table-cell office:value-type="float" office:value="-23.5488004558655">
            <text:p>-23.5488004559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4191">
            <text:p>4191</text:p>
          </table:table-cell>
          <table:table-cell office:value-type="float" office:value="6864">
            <text:p>6864</text:p>
          </table:table-cell>
          <table:table-cell office:value-type="float" office:value="14280">
            <text:p>14280</text:p>
          </table:table-cell>
          <table:table-cell office:value-type="float" office:value="-221.875">
            <text:p>-221.875</text:p>
          </table:table-cell>
          <table:table-cell office:value-type="float" office:value="255">
            <text:p>255</text:p>
          </table:table-cell>
          <table:table-cell office:value-type="float" office:value="166.25">
            <text:p>166.25</text:p>
          </table:table-cell>
          <table:table-cell office:value-type="float" office:value="-0.0529408255786209">
            <text:p>-0.0529408256</text:p>
          </table:table-cell>
          <table:table-cell office:value-type="float" office:value="0.0371503496503496">
            <text:p>0.0371503497</text:p>
          </table:table-cell>
          <table:table-cell office:value-type="float" office:value="0.0116421568627451">
            <text:p>0.0116421569</text:p>
          </table:table-cell>
          <table:table-cell office:value-type="float" office:value="0.820200463260201">
            <text:p>0.8202004633</text:p>
          </table:table-cell>
          <table:table-cell office:value-type="float" office:value="1.13273131479534">
            <text:p>1.1327313148</text:p>
          </table:table-cell>
          <table:table-cell office:value-type="float" office:value="1.04101320705978">
            <text:p>1.0410132071</text:p>
          </table:table-cell>
          <table:table-cell office:value-type="float" office:value="-12.7431515174671">
            <text:p>-12.7431515175</text:p>
          </table:table-cell>
          <table:table-cell office:value-type="float" office:value="19.0023578145413">
            <text:p>19.00235781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99">
            <text:p>99</text:p>
          </table:table-cell>
          <table:table-cell office:value-type="float" office:value="3858">
            <text:p>3858</text:p>
          </table:table-cell>
          <table:table-cell office:value-type="float" office:value="6230">
            <text:p>6230</text:p>
          </table:table-cell>
          <table:table-cell office:value-type="float" office:value="12502">
            <text:p>12502</text:p>
          </table:table-cell>
          <table:table-cell office:value-type="float" office:value="-186.625">
            <text:p>-186.625</text:p>
          </table:table-cell>
          <table:table-cell office:value-type="float" office:value="-421">
            <text:p>-421</text:p>
          </table:table-cell>
          <table:table-cell office:value-type="float" office:value="99.875">
            <text:p>99.875</text:p>
          </table:table-cell>
          <table:table-cell office:value-type="float" office:value="-0.0483735095904614">
            <text:p>-0.0483735096</text:p>
          </table:table-cell>
          <table:table-cell office:value-type="float" office:value="-0.0675762439807384">
            <text:p>-0.067576244</text:p>
          </table:table-cell>
          <table:table-cell office:value-type="float" office:value="0.00798872180451128">
            <text:p>0.0079887218</text:p>
          </table:table-cell>
          <table:table-cell office:value-type="float" office:value="0.835279109436378">
            <text:p>0.8352791094</text:p>
          </table:table-cell>
          <table:table-cell office:value-type="float" office:value="0.772433581618483">
            <text:p>0.7724335816</text:p>
          </table:table-cell>
          <table:table-cell office:value-type="float" office:value="1.02808561288089">
            <text:p>1.0280856129</text:p>
          </table:table-cell>
          <table:table-cell office:value-type="float" office:value="-13.9796278790066">
            <text:p>-13.979627879</text:p>
          </table:table-cell>
          <table:table-cell office:value-type="float" office:value="-9.90664636341036">
            <text:p>-9.90664636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0">
            <text:p>70</text:p>
          </table:table-cell>
          <table:table-cell office:value-type="float" office:value="136">
            <text:p>136</text:p>
          </table:table-cell>
          <table:table-cell office:value-type="float" office:value="3400">
            <text:p>3400</text:p>
          </table:table-cell>
          <table:table-cell office:value-type="float" office:value="5600">
            <text:p>5600</text:p>
          </table:table-cell>
          <table:table-cell office:value-type="float" office:value="11703">
            <text:p>11703</text:p>
          </table:table-cell>
          <table:table-cell office:value-type="float" office:value="-246.125">
            <text:p>-246.125</text:p>
          </table:table-cell>
          <table:table-cell office:value-type="float" office:value="-405.375">
            <text:p>-405.375</text:p>
          </table:table-cell>
          <table:table-cell office:value-type="float" office:value="70.5">
            <text:p>70.5</text:p>
          </table:table-cell>
          <table:table-cell office:value-type="float" office:value="-0.0723897058823529">
            <text:p>-0.0723897059</text:p>
          </table:table-cell>
          <table:table-cell office:value-type="float" office:value="-0.0723883928571429">
            <text:p>-0.0723883929</text:p>
          </table:table-cell>
          <table:table-cell office:value-type="float" office:value="0.00602409638554217">
            <text:p>0.0060240964</text:p>
          </table:table-cell>
          <table:table-cell office:value-type="float" office:value="0.756906957666522">
            <text:p>0.7569069577</text:p>
          </table:table-cell>
          <table:table-cell office:value-type="float" office:value="0.756911180664062">
            <text:p>0.7569111807</text:p>
          </table:table-cell>
          <table:table-cell office:value-type="float" office:value="1.02115546523443">
            <text:p>1.0211554652</text:p>
          </table:table-cell>
          <table:table-cell office:value-type="float" office:value="-9.22430388227315">
            <text:p>-9.2243038823</text:p>
          </table:table-cell>
          <table:table-cell office:value-type="float" office:value="-9.22447764519918">
            <text:p>-9.22447764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3567">
            <text:p>3567</text:p>
          </table:table-cell>
          <table:table-cell office:value-type="float" office:value="5980">
            <text:p>5980</text:p>
          </table:table-cell>
          <table:table-cell office:value-type="float" office:value="12643">
            <text:p>12643</text:p>
          </table:table-cell>
          <table:table-cell office:value-type="float" office:value="95.25">
            <text:p>95.25</text:p>
          </table:table-cell>
          <table:table-cell office:value-type="float" office:value="206.625">
            <text:p>206.625</text:p>
          </table:table-cell>
          <table:table-cell office:value-type="float" office:value="-81.625">
            <text:p>-81.625</text:p>
          </table:table-cell>
          <table:table-cell office:value-type="float" office:value="0.0267031118587048">
            <text:p>0.0267031119</text:p>
          </table:table-cell>
          <table:table-cell office:value-type="float" office:value="0.0345526755852843">
            <text:p>0.0345526756</text:p>
          </table:table-cell>
          <table:table-cell office:value-type="float" office:value="-0.00645614173851143">
            <text:p>-0.0064561417</text:p>
          </table:table-cell>
          <table:table-cell office:value-type="float" office:value="1.09485848162403">
            <text:p>1.0948584816</text:p>
          </table:table-cell>
          <table:table-cell office:value-type="float" office:value="1.12327438383309">
            <text:p>1.1232743838</text:p>
          </table:table-cell>
          <table:table-cell office:value-type="float" office:value="0.97748520017686">
            <text:p>0.9774852002</text:p>
          </table:table-cell>
          <table:table-cell office:value-type="float" office:value="26.3025946443165">
            <text:p>26.3025946443</text:p>
          </table:table-cell>
          <table:table-cell office:value-type="float" office:value="20.4052050315918">
            <text:p>20.40520503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3359">
            <text:p>3359</text:p>
          </table:table-cell>
          <table:table-cell office:value-type="float" office:value="5544">
            <text:p>5544</text:p>
          </table:table-cell>
          <table:table-cell office:value-type="float" office:value="12361">
            <text:p>12361</text:p>
          </table:table-cell>
          <table:table-cell office:value-type="float" office:value="18">
            <text:p>18</text:p>
          </table:table-cell>
          <table:table-cell office:value-type="float" office:value="-459.25">
            <text:p>-459.25</text:p>
          </table:table-cell>
          <table:table-cell office:value-type="float" office:value="-146.375">
            <text:p>-146.375</text:p>
          </table:table-cell>
          <table:table-cell office:value-type="float" office:value="0.00535873771955939">
            <text:p>0.0053587377</text:p>
          </table:table-cell>
          <table:table-cell office:value-type="float" office:value="-0.0828373015873016">
            <text:p>-0.0828373016</text:p>
          </table:table-cell>
          <table:table-cell office:value-type="float" office:value="-0.0118416794757706">
            <text:p>-0.0118416795</text:p>
          </table:table-cell>
          <table:table-cell office:value-type="float" office:value="1.01881186551555">
            <text:p>1.0188118655</text:p>
          </table:table-cell>
          <table:table-cell office:value-type="float" office:value="0.723519000771605">
            <text:p>0.7235190008</text:p>
          </table:table-cell>
          <table:table-cell office:value-type="float" office:value="0.958828963565505">
            <text:p>0.9588289636</text:p>
          </table:table-cell>
          <table:table-cell office:value-type="float" office:value="0">
            <text:p>0</text:p>
          </table:table-cell>
          <table:table-cell office:value-type="float" office:value="-8.01600545576308">
            <text:p>-8.0160054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2995">
            <text:p>2995</text:p>
          </table:table-cell>
          <table:table-cell office:value-type="float" office:value="4932">
            <text:p>4932</text:p>
          </table:table-cell>
          <table:table-cell office:value-type="float" office:value="11327">
            <text:p>11327</text:p>
          </table:table-cell>
          <table:table-cell office:value-type="float" office:value="4.375">
            <text:p>4.375</text:p>
          </table:table-cell>
          <table:table-cell office:value-type="float" office:value="112.428571428571">
            <text:p>112.4285714286</text:p>
          </table:table-cell>
          <table:table-cell office:value-type="float" office:value="-185.5">
            <text:p>-185.5</text:p>
          </table:table-cell>
          <table:table-cell office:value-type="float" office:value="0.00146076794657763">
            <text:p>0.0014607679</text:p>
          </table:table-cell>
          <table:table-cell office:value-type="float" office:value="0.0227957362993859">
            <text:p>0.0227957363</text:p>
          </table:table-cell>
          <table:table-cell office:value-type="float" office:value="-0.016376798799329">
            <text:p>-0.0163767988</text:p>
          </table:table-cell>
          <table:table-cell office:value-type="float" office:value="1.00511687014529">
            <text:p>1.0051168701</text:p>
          </table:table-cell>
          <table:table-cell office:value-type="float" office:value="1.08080358241098">
            <text:p>1.0808035824</text:p>
          </table:table-cell>
          <table:table-cell office:value-type="float" office:value="0.943206875298619">
            <text:p>0.9432068753</text:p>
          </table:table-cell>
          <table:table-cell office:value-type="float" office:value="0">
            <text:p>0</text:p>
          </table:table-cell>
          <table:table-cell office:value-type="float" office:value="30.7521500019025">
            <text:p>30.75215000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3622">
            <text:p>3622</text:p>
          </table:table-cell>
          <table:table-cell office:value-type="float" office:value="5777">
            <text:p>5777</text:p>
          </table:table-cell>
          <table:table-cell office:value-type="float" office:value="12220">
            <text:p>12220</text:p>
          </table:table-cell>
          <table:table-cell office:value-type="float" office:value="42.2857142857143">
            <text:p>42.2857142857</text:p>
          </table:table-cell>
          <table:table-cell office:value-type="float" office:value="-251.5">
            <text:p>-251.5</text:p>
          </table:table-cell>
          <table:table-cell office:value-type="float" office:value="-97.8571428571429">
            <text:p>-97.8571428571</text:p>
          </table:table-cell>
          <table:table-cell office:value-type="float" office:value="0.0116746864400095">
            <text:p>0.0116746864</text:p>
          </table:table-cell>
          <table:table-cell office:value-type="float" office:value="-0.0435347065951186">
            <text:p>-0.0435347066</text:p>
          </table:table-cell>
          <table:table-cell office:value-type="float" office:value="-0.0080079494973112">
            <text:p>-0.0080079495</text:p>
          </table:table-cell>
          <table:table-cell office:value-type="float" office:value="1.04112854721484">
            <text:p>1.0411285472</text:p>
          </table:table-cell>
          <table:table-cell office:value-type="float" office:value="0.851343257446598">
            <text:p>0.8513432574</text:p>
          </table:table-cell>
          <table:table-cell office:value-type="float" office:value="0.972097866179508">
            <text:p>0.9720978662</text:p>
          </table:table-cell>
          <table:table-cell office:value-type="float" office:value="0">
            <text:p>0</text:p>
          </table:table-cell>
          <table:table-cell office:value-type="float" office:value="-15.5725702112061">
            <text:p>-15.5725702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3571">
            <text:p>3571</text:p>
          </table:table-cell>
          <table:table-cell office:value-type="float" office:value="6458">
            <text:p>6458</text:p>
          </table:table-cell>
          <table:table-cell office:value-type="float" office:value="12835">
            <text:p>12835</text:p>
          </table:table-cell>
          <table:table-cell office:value-type="float" office:value="0">
            <text:p>0</text:p>
          </table:table-cell>
          <table:table-cell office:value-type="float" office:value="-38">
            <text:p>-38</text:p>
          </table:table-cell>
          <table:table-cell office:value-type="float" office:value="130.166666666667">
            <text:p>130.1666666667</text:p>
          </table:table-cell>
          <table:table-cell office:value-type="float" office:value="0">
            <text:p>0</text:p>
          </table:table-cell>
          <table:table-cell office:value-type="float" office:value="-0.00588417466707959">
            <text:p>-0.0058841747</text:p>
          </table:table-cell>
          <table:table-cell office:value-type="float" office:value="0.0101415400597325">
            <text:p>0.0101415401</text:p>
          </table:table-cell>
          <table:table-cell office:value-type="float" office:value="0.95">
            <text:p>0.95</text:p>
          </table:table-cell>
          <table:table-cell office:value-type="float" office:value="0.979473250747786">
            <text:p>0.9794732507</text:p>
          </table:table-cell>
          <table:table-cell office:value-type="float" office:value="1.03569697784524">
            <text:p>1.03569697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  <table:table-cell table:number-columns-repeated="2" office:value-type="float" office:value="266">
            <text:p>266</text:p>
          </table:table-cell>
          <table:table-cell office:value-type="float" office:value="3521">
            <text:p>3521</text:p>
          </table:table-cell>
          <table:table-cell office:value-type="float" office:value="6283">
            <text:p>6283</text:p>
          </table:table-cell>
          <table:table-cell office:value-type="float" office:value="12453">
            <text:p>12453</text:p>
          </table:table-cell>
          <table:table-cell table:number-columns-repeated="2" office:value-type="float" office:value="0">
            <text:p>0</text:p>
          </table:table-cell>
          <table:table-cell office:value-type="float" office:value="306.6">
            <text:p>306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246205733558179">
            <text:p>0.0246205734</text:p>
          </table:table-cell>
          <table:table-cell office:value-type="float" office:value="0.95">
            <text:p>0.95</text:p>
          </table:table-cell>
          <table:table-cell office:value-type="float" office:value="1.01">
            <text:p>1.01</text:p>
          </table:table-cell>
          <table:table-cell office:value-type="float" office:value="1.08736010510481">
            <text:p>1.0873601051</text:p>
          </table:table-cell>
          <table:table-cell table:number-columns-repeated="2" office:value-type="float" office:value="0">
            <text:p>0</text:p>
          </table:table-cell>
          <table:table-cell office:value-type="float" office:value="28.4983384198119">
            <text:p>28.498338419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145">
            <text:p>145</text:p>
          </table:table-cell>
          <table:table-cell office:value-type="float" office:value="249">
            <text:p>249</text:p>
          </table:table-cell>
          <table:table-cell office:value-type="float" office:value="3472">
            <text:p>3472</text:p>
          </table:table-cell>
          <table:table-cell office:value-type="float" office:value="6143">
            <text:p>6143</text:p>
          </table:table-cell>
          <table:table-cell office:value-type="float" office:value="13019">
            <text:p>13019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.18">
            <text:p>1.18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5">
            <text:p>5</text:p>
          </table:table-cell>
          <table:table-cell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269">
            <text:p>269</text:p>
          </table:table-cell>
          <table:table-cell office:value-type="float" office:value="3424">
            <text:p>3424</text:p>
          </table:table-cell>
          <table:table-cell office:value-type="float" office:value="6182">
            <text:p>6182</text:p>
          </table:table-cell>
          <table:table-cell office:value-type="float" office:value="13611">
            <text:p>13611</text:p>
          </table:table-cell>
          <table:table-cell table:number-columns-repeated="6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1.17">
            <text:p>1.17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5">
            <text:p>5</text:p>
          </table:table-cell>
          <table:table-cell office:value-type="float" office:value="132">
            <text:p>132</text:p>
          </table:table-cell>
          <table:table-cell table:number-columns-repeated="2" office:value-type="float" office:value="263">
            <text:p>263</text:p>
          </table:table-cell>
          <table:table-cell office:value-type="float" office:value="3328">
            <text:p>3328</text:p>
          </table:table-cell>
          <table:table-cell office:value-type="float" office:value="6283">
            <text:p>6283</text:p>
          </table:table-cell>
          <table:table-cell office:value-type="float" office:value="14230">
            <text:p>14230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11">
            <text:p>1.11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8.25">
            <text:p>28.25</text:p>
          </table:table-cell>
          <table:table-cell office:value-type="float" office:value="1607">
            <text:p>1607</text:p>
          </table:table-cell>
          <table:table-cell office:value-type="float" office:value="10792">
            <text:p>10792</text:p>
          </table:table-cell>
          <table:table-cell office:value-type="float" office:value="11.345">
            <text:p>11.345</text:p>
          </table:table-cell>
          <table:table-cell table:number-columns-repeated="3"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41">
            <text:p>241</text:p>
          </table:table-cell>
          <table:table-cell office:value-type="float" office:value="3219">
            <text:p>3219</text:p>
          </table:table-cell>
          <table:table-cell office:value-type="float" office:value="6410">
            <text:p>6410</text:p>
          </table:table-cell>
          <table:table-cell office:value-type="float" office:value="14876">
            <text:p>14876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1.15">
            <text:p>1.15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28.6666666666667">
            <text:p>28.6666666667</text:p>
          </table:table-cell>
          <table:table-cell office:value-type="float" office:value="1630">
            <text:p>1630</text:p>
          </table:table-cell>
          <table:table-cell office:value-type="float" office:value="11170">
            <text:p>11170</text:p>
          </table:table-cell>
          <table:table-cell office:value-type="float" office:value="11.95">
            <text:p>11.95</text:p>
          </table:table-cell>
          <table:table-cell table:number-columns-repeated="3"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165">
            <text:p>165</text:p>
          </table:table-cell>
          <table:table-cell office:value-type="float" office:value="260">
            <text:p>260</text:p>
          </table:table-cell>
          <table:table-cell office:value-type="float" office:value="3113">
            <text:p>3113</text:p>
          </table:table-cell>
          <table:table-cell office:value-type="float" office:value="6560">
            <text:p>6560</text:p>
          </table:table-cell>
          <table:table-cell office:value-type="float" office:value="15553">
            <text:p>15553</text:p>
          </table:table-cell>
          <table:table-cell table:number-columns-repeated="6" office:value-type="float" office:value="0">
            <text:p>0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1.16">
            <text:p>1.1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8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1.16">
            <text:p>1.16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.9">
            <text:p>1.9</text:p>
          </table:table-cell>
          <table:table-cell office:value-type="float" office:value="3.6">
            <text:p>3.6</text:p>
          </table:table-cell>
          <table:table-cell office:value-type="float" office:value="4.7">
            <text:p>4.7</text:p>
          </table:table-cell>
          <table:table-cell office:value-type="float" office:value="1924">
            <text:p>1924</text:p>
          </table:table-cell>
          <table:table-cell office:value-type="float" office:value="2189">
            <text:p>2189</text:p>
          </table:table-cell>
          <table:table-cell office:value-type="float" office:value="2749">
            <text:p>27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2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20:54.41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684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3cm" svg:width="31.166cm" svg:height="12.855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5">
                <text:p>165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5">
                <text:p>35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85">
                <text:p>485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441">
                <text:p>144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2">
                <text:p>65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717">
                <text:p>717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21">
                <text:p>821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32">
                <text:p>832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14">
                <text:p>1014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144">
                <text:p>1144</text:p>
              </table:table-cell>
              <table:table-cell office:value-type="float" office:value="2756">
                <text:p>275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60">
                <text:p>1160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92">
                <text:p>592</text:p>
              </table:table-cell>
              <table:table-cell office:value-type="float" office:value="1322">
                <text:p>1322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70">
                <text:p>770</text:p>
              </table:table-cell>
              <table:table-cell office:value-type="float" office:value="1434">
                <text:p>1434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812">
                <text:p>812</text:p>
              </table:table-cell>
              <table:table-cell office:value-type="float" office:value="1590">
                <text:p>1590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66">
                <text:p>866</text:p>
              </table:table-cell>
              <table:table-cell office:value-type="float" office:value="1727">
                <text:p>1727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88">
                <text:p>888</text:p>
              </table:table-cell>
              <table:table-cell office:value-type="float" office:value="1790">
                <text:p>1790</text:p>
              </table:table-cell>
              <table:table-cell office:value-type="float" office:value="4138">
                <text:p>413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95">
                <text:p>895</text:p>
              </table:table-cell>
              <table:table-cell office:value-type="float" office:value="1866">
                <text:p>1866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60">
                <text:p>960</text:p>
              </table:table-cell>
              <table:table-cell office:value-type="float" office:value="1950">
                <text:p>1950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41">
                <text:p>1241</text:p>
              </table:table-cell>
              <table:table-cell office:value-type="float" office:value="2334">
                <text:p>2334</text:p>
              </table:table-cell>
              <table:table-cell office:value-type="float" office:value="4377">
                <text:p>4377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194">
                <text:p>1194</text:p>
              </table:table-cell>
              <table:table-cell office:value-type="float" office:value="2306">
                <text:p>2306</text:p>
              </table:table-cell>
              <table:table-cell office:value-type="float" office:value="4114">
                <text:p>411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312">
                <text:p>1312</text:p>
              </table:table-cell>
              <table:table-cell office:value-type="float" office:value="2375">
                <text:p>2375</text:p>
              </table:table-cell>
              <table:table-cell office:value-type="float" office:value="3809">
                <text:p>3809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382">
                <text:p>1382</text:p>
              </table:table-cell>
              <table:table-cell office:value-type="float" office:value="2506">
                <text:p>2506</text:p>
              </table:table-cell>
              <table:table-cell office:value-type="float" office:value="4279">
                <text:p>4279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58">
                <text:p>1358</text:p>
              </table:table-cell>
              <table:table-cell office:value-type="float" office:value="2766">
                <text:p>2766</text:p>
              </table:table-cell>
              <table:table-cell office:value-type="float" office:value="5031">
                <text:p>5031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65">
                <text:p>1565</text:p>
              </table:table-cell>
              <table:table-cell office:value-type="float" office:value="2879">
                <text:p>2879</text:p>
              </table:table-cell>
              <table:table-cell office:value-type="float" office:value="5043">
                <text:p>504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88">
                <text:p>1788</text:p>
              </table:table-cell>
              <table:table-cell office:value-type="float" office:value="3043">
                <text:p>3043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80">
                <text:p>1780</text:p>
              </table:table-cell>
              <table:table-cell office:value-type="float" office:value="3215">
                <text:p>3215</text:p>
              </table:table-cell>
              <table:table-cell office:value-type="float" office:value="6679">
                <text:p>6679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57">
                <text:p>1957</text:p>
              </table:table-cell>
              <table:table-cell office:value-type="float" office:value="3174">
                <text:p>3174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64">
                <text:p>2064</text:p>
              </table:table-cell>
              <table:table-cell office:value-type="float" office:value="3220">
                <text:p>3220</text:p>
              </table:table-cell>
              <table:table-cell office:value-type="float" office:value="4893">
                <text:p>4893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02">
                <text:p>1802</text:p>
              </table:table-cell>
              <table:table-cell office:value-type="float" office:value="3108">
                <text:p>3108</text:p>
              </table:table-cell>
              <table:table-cell office:value-type="float" office:value="5221">
                <text:p>5221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598">
                <text:p>1598</text:p>
              </table:table-cell>
              <table:table-cell office:value-type="float" office:value="3132">
                <text:p>3132</text:p>
              </table:table-cell>
              <table:table-cell office:value-type="float" office:value="5598">
                <text:p>559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006">
                <text:p>2006</text:p>
              </table:table-cell>
              <table:table-cell office:value-type="float" office:value="3206">
                <text:p>3206</text:p>
              </table:table-cell>
              <table:table-cell office:value-type="float" office:value="5162">
                <text:p>516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496">
                <text:p>1496</text:p>
              </table:table-cell>
              <table:table-cell office:value-type="float" office:value="3138">
                <text:p>3138</text:p>
              </table:table-cell>
              <table:table-cell office:value-type="float" office:value="5160">
                <text:p>5160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020">
                <text:p>1020</text:p>
              </table:table-cell>
              <table:table-cell office:value-type="float" office:value="3007">
                <text:p>3007</text:p>
              </table:table-cell>
              <table:table-cell office:value-type="float" office:value="5320">
                <text:p>5320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14">
                <text:p>714</text:p>
              </table:table-cell>
              <table:table-cell office:value-type="float" office:value="3127">
                <text:p>3127</text:p>
              </table:table-cell>
              <table:table-cell office:value-type="float" office:value="5821">
                <text:p>582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748">
                <text:p>748</text:p>
              </table:table-cell>
              <table:table-cell office:value-type="float" office:value="3096">
                <text:p>3096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88">
                <text:p>1088</text:p>
              </table:table-cell>
              <table:table-cell office:value-type="float" office:value="2697">
                <text:p>2697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20">
                <text:p>1020</text:p>
              </table:table-cell>
              <table:table-cell office:value-type="float" office:value="2940">
                <text:p>2940</text:p>
              </table:table-cell>
              <table:table-cell office:value-type="float" office:value="6251">
                <text:p>6251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714">
                <text:p>714</text:p>
              </table:table-cell>
              <table:table-cell office:value-type="float" office:value="3382">
                <text:p>3382</text:p>
              </table:table-cell>
              <table:table-cell office:value-type="float" office:value="7910">
                <text:p>7910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748">
                <text:p>748</text:p>
              </table:table-cell>
              <table:table-cell office:value-type="float" office:value="2940">
                <text:p>2940</text:p>
              </table:table-cell>
              <table:table-cell office:value-type="float" office:value="11060">
                <text:p>11060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020">
                <text:p>1020</text:p>
              </table:table-cell>
              <table:table-cell office:value-type="float" office:value="2726">
                <text:p>2726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714">
                <text:p>714</text:p>
              </table:table-cell>
              <table:table-cell office:value-type="float" office:value="3920">
                <text:p>3920</text:p>
              </table:table-cell>
              <table:table-cell office:value-type="float" office:value="14700">
                <text:p>1470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748">
                <text:p>748</text:p>
              </table:table-cell>
              <table:table-cell office:value-type="float" office:value="5434">
                <text:p>5434</text:p>
              </table:table-cell>
              <table:table-cell office:value-type="float" office:value="14280">
                <text:p>14280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088">
                <text:p>1088</text:p>
              </table:table-cell>
              <table:table-cell office:value-type="float" office:value="6118">
                <text:p>6118</text:p>
              </table:table-cell>
              <table:table-cell office:value-type="float" office:value="12180">
                <text:p>12180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2304">
                <text:p>2304</text:p>
              </table:table-cell>
              <table:table-cell office:value-type="float" office:value="5952">
                <text:p>5952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3360">
                <text:p>3360</text:p>
              </table:table-cell>
              <table:table-cell office:value-type="float" office:value="6720">
                <text:p>6720</text:p>
              </table:table-cell>
              <table:table-cell office:value-type="float" office:value="14700">
                <text:p>1470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256">
                <text:p>4256</text:p>
              </table:table-cell>
              <table:table-cell office:value-type="float" office:value="6996">
                <text:p>6996</text:p>
              </table:table-cell>
              <table:table-cell office:value-type="float" office:value="14280">
                <text:p>14280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3400">
                <text:p>3400</text:p>
              </table:table-cell>
              <table:table-cell office:value-type="float" office:value="7000">
                <text:p>7000</text:p>
              </table:table-cell>
              <table:table-cell office:value-type="float" office:value="12600">
                <text:p>1260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3706">
                <text:p>3706</text:p>
              </table:table-cell>
              <table:table-cell office:value-type="float" office:value="6335">
                <text:p>6335</text:p>
              </table:table-cell>
              <table:table-cell office:value-type="float" office:value="14700">
                <text:p>1470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4191">
                <text:p>4191</text:p>
              </table:table-cell>
              <table:table-cell office:value-type="float" office:value="6864">
                <text:p>6864</text:p>
              </table:table-cell>
              <table:table-cell office:value-type="float" office:value="14280">
                <text:p>14280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3858">
                <text:p>3858</text:p>
              </table:table-cell>
              <table:table-cell office:value-type="float" office:value="6230">
                <text:p>6230</text:p>
              </table:table-cell>
              <table:table-cell office:value-type="float" office:value="12502">
                <text:p>1250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400">
                <text:p>3400</text:p>
              </table:table-cell>
              <table:table-cell office:value-type="float" office:value="5600">
                <text:p>5600</text:p>
              </table:table-cell>
              <table:table-cell office:value-type="float" office:value="11703">
                <text:p>11703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3567">
                <text:p>3567</text:p>
              </table:table-cell>
              <table:table-cell office:value-type="float" office:value="5980">
                <text:p>5980</text:p>
              </table:table-cell>
              <table:table-cell office:value-type="float" office:value="12643">
                <text:p>1264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3359">
                <text:p>3359</text:p>
              </table:table-cell>
              <table:table-cell office:value-type="float" office:value="5544">
                <text:p>5544</text:p>
              </table:table-cell>
              <table:table-cell office:value-type="float" office:value="12361">
                <text:p>12361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995">
                <text:p>2995</text:p>
              </table:table-cell>
              <table:table-cell office:value-type="float" office:value="4932">
                <text:p>4932</text:p>
              </table:table-cell>
              <table:table-cell office:value-type="float" office:value="11327">
                <text:p>11327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3622">
                <text:p>3622</text:p>
              </table:table-cell>
              <table:table-cell office:value-type="float" office:value="5777">
                <text:p>5777</text:p>
              </table:table-cell>
              <table:table-cell office:value-type="float" office:value="12220">
                <text:p>12220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3571">
                <text:p>3571</text:p>
              </table:table-cell>
              <table:table-cell office:value-type="float" office:value="6458">
                <text:p>6458</text:p>
              </table:table-cell>
              <table:table-cell office:value-type="float" office:value="12835">
                <text:p>1283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3521">
                <text:p>3521</text:p>
              </table:table-cell>
              <table:table-cell office:value-type="float" office:value="6283">
                <text:p>6283</text:p>
              </table:table-cell>
              <table:table-cell office:value-type="float" office:value="12453">
                <text:p>1245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3472">
                <text:p>3472</text:p>
              </table:table-cell>
              <table:table-cell office:value-type="float" office:value="6143">
                <text:p>6143</text:p>
              </table:table-cell>
              <table:table-cell office:value-type="float" office:value="13019">
                <text:p>1301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3424">
                <text:p>3424</text:p>
              </table:table-cell>
              <table:table-cell office:value-type="float" office:value="6182">
                <text:p>6182</text:p>
              </table:table-cell>
              <table:table-cell office:value-type="float" office:value="13611">
                <text:p>1361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3328">
                <text:p>3328</text:p>
              </table:table-cell>
              <table:table-cell office:value-type="float" office:value="6283">
                <text:p>6283</text:p>
              </table:table-cell>
              <table:table-cell office:value-type="float" office:value="14230">
                <text:p>14230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219">
                <text:p>3219</text:p>
              </table:table-cell>
              <table:table-cell office:value-type="float" office:value="6410">
                <text:p>6410</text:p>
              </table:table-cell>
              <table:table-cell office:value-type="float" office:value="14876">
                <text:p>1487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3113">
                <text:p>3113</text:p>
              </table:table-cell>
              <table:table-cell office:value-type="float" office:value="6560">
                <text:p>6560</text:p>
              </table:table-cell>
              <table:table-cell office:value-type="float" office:value="15553">
                <text:p>15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446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5cm" svg:y="1.405cm" svg:width="31.317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1.345">
                <text:p>11.345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4cm" svg:y="1.352cm" svg:width="31.76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1.06529902182335">
                <text:p>1.06529902182335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.09730277777778">
                <text:p>1.0973027777777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6597257653061">
                <text:p>1.5659725765306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953060628195763">
                <text:p>0.95306062819576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0.947419651056015">
                <text:p>0.94741965105601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4583124">
                <text:p>1.0458312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0848404">
                <text:p>1.808484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9669421487603">
                <text:p>1.8966942148760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2559515625">
                <text:p>1.802559515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56766080638762">
                <text:p>1.5676608063876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61619900173611">
                <text:p>1.61619900173611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75355927528394">
                <text:p>1.75355927528394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823865447975">
                <text:p>1.13823865447975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1568616297424">
                <text:p>1.41568616297424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64865240867826">
                <text:p>1.648652408678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92234725799321">
                <text:p>1.92234725799321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.69656642936391">
                <text:p>2.69656642936391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31803617756245">
                <text:p>1.3180361775624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27201454304">
                <text:p>1.6272014543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07402467486623">
                <text:p>1.07402467486623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69999839787971">
                <text:p>1.69999839787971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37768284315799">
                <text:p>1.37768284315799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6964953151576">
                <text:p>1.26964953151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6578918763238">
                <text:p>1.26578918763238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0710593633938">
                <text:p>1.2071059363393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32429521582122">
                <text:p>1.3242952158212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3626241683103">
                <text:p>1.23626241683103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5984697724998">
                <text:p>1.15984697724998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21728277565445">
                <text:p>1.2172827756544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2702516">
                <text:p>1.3270251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2350794684935">
                <text:p>1.12350794684935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09080692842642">
                <text:p>1.090806928426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4071085084998">
                <text:p>1.14071085084998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431720514557">
                <text:p>1.1431720514557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04591960102697">
                <text:p>1.04591960102697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10338062730265">
                <text:p>1.1033806273026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04626135396975">
                <text:p>1.0462613539697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0.811516935009334">
                <text:p>0.811516935009334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00587236544164">
                <text:p>1.0058723654416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737996224328293">
                <text:p>0.737996224328293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01677518654329">
                <text:p>1.01677518654329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01356022159634">
                <text:p>1.0135602215963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04480824475725">
                <text:p>1.04480824475725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946207559641848">
                <text:p>0.94620755964184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0.862677385053691">
                <text:p>0.862677385053691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.07715782667234">
                <text:p>2.0771578266723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52171129355511">
                <text:p>1.5217112935551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0.77730625">
                <text:p>0.7773062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2.20427337247325">
                <text:p>2.2042733724732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.3275">
                <text:p>2.3275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3273131479534">
                <text:p>1.13273131479534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02808561288089">
                <text:p>1.02808561288089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7582047509105">
                <text:p>1.27582047509105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0.864591558837891">
                <text:p>0.864591558837891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0.714358004919335">
                <text:p>0.71435800491933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0.715812890625">
                <text:p>0.715812890625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0.900129651109551">
                <text:p>0.900129651109551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13273131479534">
                <text:p>1.1327313147953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0.772433581618483">
                <text:p>0.77243358161848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756911180664062">
                <text:p>0.75691118066406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12327438383309">
                <text:p>1.12327438383309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0.723519000771605">
                <text:p>0.72351900077160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8080358241098">
                <text:p>1.0808035824109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0.851343257446598">
                <text:p>0.85134325744659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0.979473250747786">
                <text:p>0.97947325074778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525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792">
                <text:p>1079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1170">
                <text:p>111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